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Times New Roman" fo:font-size="14pt" fo:language="en" fo:country="US" fo:font-weight="bold" officeooo:rsid="001b2400" officeooo:paragraph-rsid="001b2400" style:font-size-asian="14pt" style:font-weight-asian="bold" style:font-size-complex="14pt" style:font-weight-complex="bold"/>
    </style:style>
    <style:style style:name="P2" style:family="paragraph" style:parent-style-name="Standard">
      <style:paragraph-properties fo:line-height="150%"/>
      <style:text-properties style:font-name="Times New Roman" fo:font-size="14pt" fo:language="en" fo:country="US" officeooo:rsid="002897ee" officeooo:paragraph-rsid="002897ee" style:font-size-asian="14pt" style:font-size-complex="14pt"/>
    </style:style>
    <style:style style:name="P3" style:family="paragraph" style:parent-style-name="Standard">
      <style:paragraph-properties fo:line-height="150%"/>
      <style:text-properties style:font-name="Times New Roman" fo:language="en" fo:country="US" officeooo:rsid="001b2400" officeooo:paragraph-rsid="001b2400"/>
    </style:style>
    <style:style style:name="P4" style:family="paragraph" style:parent-style-name="Standard">
      <style:paragraph-properties fo:line-height="150%"/>
      <style:text-properties style:font-name="Times New Roman" fo:language="en" fo:country="US" officeooo:rsid="001b2400" officeooo:paragraph-rsid="001bc69c"/>
    </style:style>
    <style:style style:name="P5" style:family="paragraph" style:parent-style-name="Standard">
      <style:paragraph-properties fo:line-height="150%"/>
      <style:text-properties style:font-name="Times New Roman" fo:language="en" fo:country="US" fo:font-style="italic" officeooo:rsid="001b2400" officeooo:paragraph-rsid="001b2400" style:font-style-asian="italic" style:font-style-complex="italic"/>
    </style:style>
    <style:style style:name="P6" style:family="paragraph" style:parent-style-name="Standard">
      <style:paragraph-properties fo:line-height="150%"/>
      <style:text-properties style:font-name="Times New Roman" fo:language="en" fo:country="US" fo:font-style="italic" officeooo:rsid="002f2edc" officeooo:paragraph-rsid="002f2edc" style:font-style-asian="italic" style:font-style-complex="italic"/>
    </style:style>
    <style:style style:name="P7" style:family="paragraph" style:parent-style-name="Standard">
      <style:paragraph-properties fo:line-height="150%"/>
      <style:text-properties style:font-name="Times New Roman" fo:language="en" fo:country="US" officeooo:rsid="001bc69c" officeooo:paragraph-rsid="001bc69c"/>
    </style:style>
    <style:style style:name="P8" style:family="paragraph" style:parent-style-name="Standard">
      <style:paragraph-properties fo:line-height="150%"/>
      <style:text-properties style:font-name="Times New Roman" fo:language="en" fo:country="US" officeooo:rsid="001bcb39" officeooo:paragraph-rsid="001bcb39"/>
    </style:style>
    <style:style style:name="P9" style:family="paragraph" style:parent-style-name="Standard">
      <style:paragraph-properties fo:line-height="150%"/>
      <style:text-properties style:font-name="Times New Roman" fo:language="en" fo:country="US" officeooo:rsid="001bf24a" officeooo:paragraph-rsid="001bf24a"/>
    </style:style>
    <style:style style:name="P10" style:family="paragraph" style:parent-style-name="Standard">
      <style:paragraph-properties fo:line-height="150%"/>
      <style:text-properties style:font-name="Times New Roman" fo:language="en" fo:country="US" officeooo:rsid="001c757d" officeooo:paragraph-rsid="001c757d"/>
    </style:style>
    <style:style style:name="P11" style:family="paragraph" style:parent-style-name="Standard">
      <style:paragraph-properties fo:line-height="150%"/>
      <style:text-properties style:font-name="Times New Roman" fo:language="en" fo:country="US" officeooo:rsid="001db6e6" officeooo:paragraph-rsid="001db6e6"/>
    </style:style>
    <style:style style:name="P12" style:family="paragraph" style:parent-style-name="Standard">
      <style:paragraph-properties fo:line-height="150%"/>
      <style:text-properties style:font-name="Times New Roman" fo:language="en" fo:country="US" officeooo:rsid="001faa22" officeooo:paragraph-rsid="001faa22"/>
    </style:style>
    <style:style style:name="P13" style:family="paragraph" style:parent-style-name="Standard">
      <style:paragraph-properties fo:line-height="150%"/>
      <style:text-properties style:font-name="Times New Roman" fo:language="en" fo:country="US" officeooo:rsid="00202204" officeooo:paragraph-rsid="00202204"/>
    </style:style>
    <style:style style:name="P14" style:family="paragraph" style:parent-style-name="Standard">
      <style:paragraph-properties fo:line-height="150%"/>
      <style:text-properties style:font-name="Times New Roman" fo:language="en" fo:country="US" officeooo:rsid="00232fd9" officeooo:paragraph-rsid="00232fd9"/>
    </style:style>
    <style:style style:name="P15" style:family="paragraph" style:parent-style-name="Standard">
      <style:paragraph-properties fo:line-height="150%"/>
      <style:text-properties style:font-name="Times New Roman" fo:language="en" fo:country="US" officeooo:rsid="00252225" officeooo:paragraph-rsid="00252225"/>
    </style:style>
    <style:style style:name="P16" style:family="paragraph" style:parent-style-name="Standard">
      <style:paragraph-properties fo:line-height="150%"/>
      <style:text-properties style:font-name="Times New Roman" fo:language="en" fo:country="US" officeooo:rsid="00263d46" officeooo:paragraph-rsid="00263d46"/>
    </style:style>
    <style:style style:name="P17" style:family="paragraph" style:parent-style-name="Standard">
      <style:paragraph-properties fo:line-height="150%"/>
      <style:text-properties style:font-name="Times New Roman" fo:language="en" fo:country="US" officeooo:rsid="002780e3" officeooo:paragraph-rsid="002780e3"/>
    </style:style>
    <style:style style:name="P18" style:family="paragraph" style:parent-style-name="Standard">
      <style:paragraph-properties fo:line-height="150%"/>
      <style:text-properties style:font-name="Times New Roman" fo:language="en" fo:country="US" officeooo:rsid="002897ee" officeooo:paragraph-rsid="002897ee"/>
    </style:style>
    <style:style style:name="P19" style:family="paragraph" style:parent-style-name="Standard">
      <style:paragraph-properties fo:line-height="150%"/>
      <style:text-properties style:font-name="Times New Roman" fo:language="en" fo:country="US" officeooo:rsid="002a9214" officeooo:paragraph-rsid="002a9214"/>
    </style:style>
    <style:style style:name="P20" style:family="paragraph" style:parent-style-name="Standard">
      <style:paragraph-properties fo:line-height="150%"/>
      <style:text-properties style:font-name="Times New Roman" fo:language="en" fo:country="US" officeooo:rsid="002a9214" officeooo:paragraph-rsid="002c9346"/>
    </style:style>
    <style:style style:name="P21" style:family="paragraph" style:parent-style-name="Standard">
      <style:paragraph-properties fo:line-height="150%"/>
      <style:text-properties style:font-name="Times New Roman" fo:language="en" fo:country="US" officeooo:rsid="002c9346" officeooo:paragraph-rsid="002c9346"/>
    </style:style>
    <style:style style:name="P22" style:family="paragraph" style:parent-style-name="Standard">
      <style:paragraph-properties fo:line-height="150%"/>
      <style:text-properties style:font-name="Times New Roman" fo:language="en" fo:country="US" officeooo:rsid="002c9346" officeooo:paragraph-rsid="002ee0b3"/>
    </style:style>
    <style:style style:name="P23" style:family="paragraph" style:parent-style-name="Standard">
      <style:paragraph-properties fo:line-height="150%"/>
      <style:text-properties style:font-name="Times New Roman" fo:language="en" fo:country="US" officeooo:rsid="002ee0b3" officeooo:paragraph-rsid="002ee0b3"/>
    </style:style>
    <style:style style:name="P24" style:family="paragraph" style:parent-style-name="Standard">
      <style:paragraph-properties fo:line-height="150%"/>
      <style:text-properties style:font-name="Times New Roman" fo:language="en" fo:country="US" officeooo:rsid="002ee0b3" officeooo:paragraph-rsid="002f2edc"/>
    </style:style>
    <style:style style:name="P25" style:family="paragraph" style:parent-style-name="Standard">
      <style:paragraph-properties fo:line-height="150%"/>
      <style:text-properties style:font-name="Times New Roman" fo:language="en" fo:country="US" fo:font-weight="bold" officeooo:rsid="002ee0b3" officeooo:paragraph-rsid="002ee0b3" style:font-weight-asian="bold" style:font-weight-complex="bold"/>
    </style:style>
    <style:style style:name="P26" style:family="paragraph" style:parent-style-name="Standard">
      <style:paragraph-properties fo:line-height="150%"/>
      <style:text-properties style:font-name="Times New Roman" fo:language="en" fo:country="US" fo:font-weight="bold" officeooo:rsid="002f2edc" officeooo:paragraph-rsid="002f2edc" style:font-weight-asian="bold" style:font-weight-complex="bold"/>
    </style:style>
    <style:style style:name="P27" style:family="paragraph" style:parent-style-name="Standard">
      <style:paragraph-properties fo:line-height="150%"/>
      <style:text-properties style:font-name="Times New Roman" fo:language="en" fo:country="US" fo:font-weight="bold" officeooo:rsid="0030a088" officeooo:paragraph-rsid="0030a088" style:font-weight-asian="bold" style:font-weight-complex="bold"/>
    </style:style>
    <style:style style:name="P28" style:family="paragraph" style:parent-style-name="Standard">
      <style:paragraph-properties fo:line-height="150%"/>
      <style:text-properties style:font-name="Times New Roman" fo:language="en" fo:country="US" fo:font-weight="bold" officeooo:rsid="003fea34" officeooo:paragraph-rsid="003fea34" style:font-weight-asian="bold" style:font-weight-complex="bold"/>
    </style:style>
    <style:style style:name="P29" style:family="paragraph" style:parent-style-name="Standard">
      <style:paragraph-properties fo:line-height="150%"/>
      <style:text-properties style:font-name="Times New Roman" fo:language="en" fo:country="US" fo:font-weight="bold" officeooo:rsid="00418f4b" officeooo:paragraph-rsid="00418f4b" style:font-weight-asian="bold" style:font-weight-complex="bold"/>
    </style:style>
    <style:style style:name="P30" style:family="paragraph" style:parent-style-name="Standard">
      <style:paragraph-properties fo:line-height="150%"/>
      <style:text-properties style:font-name="Times New Roman" fo:language="en" fo:country="US" fo:font-weight="bold" officeooo:rsid="00475536" officeooo:paragraph-rsid="00475536" style:font-weight-asian="bold" style:font-weight-complex="bold"/>
    </style:style>
    <style:style style:name="P31" style:family="paragraph" style:parent-style-name="Standard">
      <style:paragraph-properties fo:line-height="150%"/>
      <style:text-properties style:font-name="Times New Roman" fo:language="en" fo:country="US" fo:font-weight="normal" officeooo:rsid="002ee0b3" officeooo:paragraph-rsid="002ee0b3" style:font-weight-asian="normal" style:font-weight-complex="normal"/>
    </style:style>
    <style:style style:name="P32" style:family="paragraph" style:parent-style-name="Standard">
      <style:paragraph-properties fo:line-height="150%"/>
      <style:text-properties style:font-name="Times New Roman" fo:language="en" fo:country="US" officeooo:rsid="002f2edc" officeooo:paragraph-rsid="002f2edc"/>
    </style:style>
    <style:style style:name="P33" style:family="paragraph" style:parent-style-name="Standard">
      <style:paragraph-properties fo:line-height="150%"/>
      <style:text-properties style:font-name="Times New Roman" fo:language="en" fo:country="US" officeooo:rsid="0030a088" officeooo:paragraph-rsid="0030a088"/>
    </style:style>
    <style:style style:name="P34" style:family="paragraph" style:parent-style-name="Standard">
      <style:paragraph-properties fo:line-height="150%"/>
      <style:text-properties style:font-name="Times New Roman" fo:language="en" fo:country="US" officeooo:rsid="003288cb" officeooo:paragraph-rsid="003288cb"/>
    </style:style>
    <style:style style:name="P35" style:family="paragraph" style:parent-style-name="Standard">
      <style:paragraph-properties fo:line-height="150%"/>
      <style:text-properties style:font-name="Times New Roman" fo:language="en" fo:country="US" officeooo:rsid="003288cb" officeooo:paragraph-rsid="00353b72"/>
    </style:style>
    <style:style style:name="P36" style:family="paragraph" style:parent-style-name="Standard">
      <style:paragraph-properties fo:line-height="150%"/>
      <style:text-properties style:font-name="Times New Roman" fo:language="en" fo:country="US" officeooo:rsid="003288cb" officeooo:paragraph-rsid="0036ddd3"/>
    </style:style>
    <style:style style:name="P37" style:family="paragraph" style:parent-style-name="Standard">
      <style:paragraph-properties fo:line-height="150%"/>
      <style:text-properties style:font-name="Times New Roman" fo:language="en" fo:country="US" officeooo:rsid="00353b72" officeooo:paragraph-rsid="00353b72"/>
    </style:style>
    <style:style style:name="P38" style:family="paragraph" style:parent-style-name="Standard">
      <style:paragraph-properties fo:line-height="150%"/>
      <style:text-properties style:font-name="Times New Roman" fo:language="en" fo:country="US" officeooo:rsid="0036ddd3" officeooo:paragraph-rsid="0036ddd3"/>
    </style:style>
    <style:style style:name="P39" style:family="paragraph" style:parent-style-name="Standard">
      <style:paragraph-properties fo:line-height="150%"/>
      <style:text-properties style:font-name="Times New Roman" fo:language="en" fo:country="US" officeooo:rsid="003a12ab" officeooo:paragraph-rsid="003a12ab"/>
    </style:style>
    <style:style style:name="P40" style:family="paragraph" style:parent-style-name="Standard">
      <style:paragraph-properties fo:line-height="150%"/>
      <style:text-properties style:font-name="Times New Roman" fo:language="en" fo:country="US" officeooo:rsid="003a12ab" officeooo:paragraph-rsid="003a28fb"/>
    </style:style>
    <style:style style:name="P41" style:family="paragraph" style:parent-style-name="Standard">
      <style:paragraph-properties fo:line-height="150%"/>
      <style:text-properties style:font-name="Times New Roman" fo:language="en" fo:country="US" officeooo:rsid="003a28fb" officeooo:paragraph-rsid="003a28fb"/>
    </style:style>
    <style:style style:name="P42" style:family="paragraph" style:parent-style-name="Standard">
      <style:paragraph-properties fo:line-height="150%"/>
      <style:text-properties style:font-name="Times New Roman" fo:language="en" fo:country="US" officeooo:rsid="003b49a0" officeooo:paragraph-rsid="003b49a0"/>
    </style:style>
    <style:style style:name="P43" style:family="paragraph" style:parent-style-name="Standard">
      <style:paragraph-properties fo:line-height="150%"/>
      <style:text-properties style:font-name="Times New Roman" fo:language="en" fo:country="US" officeooo:rsid="003c9445" officeooo:paragraph-rsid="003c9445"/>
    </style:style>
    <style:style style:name="P44" style:family="paragraph" style:parent-style-name="Standard">
      <style:paragraph-properties fo:line-height="150%"/>
      <style:text-properties style:font-name="Times New Roman" fo:language="en" fo:country="US" officeooo:rsid="003e4b36" officeooo:paragraph-rsid="003e4b36"/>
    </style:style>
    <style:style style:name="P45" style:family="paragraph" style:parent-style-name="Standard">
      <style:paragraph-properties fo:line-height="150%"/>
      <style:text-properties style:font-name="Times New Roman" fo:language="en" fo:country="US" officeooo:rsid="003fea34" officeooo:paragraph-rsid="003fea34"/>
    </style:style>
    <style:style style:name="P46" style:family="paragraph" style:parent-style-name="Standard">
      <style:paragraph-properties fo:line-height="150%"/>
      <style:text-properties style:font-name="Times New Roman" fo:language="en" fo:country="US" officeooo:rsid="00418f4b" officeooo:paragraph-rsid="00418f4b"/>
    </style:style>
    <style:style style:name="P47" style:family="paragraph" style:parent-style-name="Standard">
      <style:paragraph-properties fo:line-height="150%"/>
      <style:text-properties style:font-name="Times New Roman" fo:language="en" fo:country="US" officeooo:rsid="00434170" officeooo:paragraph-rsid="00434170"/>
    </style:style>
    <style:style style:name="P48" style:family="paragraph" style:parent-style-name="Standard">
      <style:paragraph-properties fo:line-height="150%"/>
      <style:text-properties style:font-name="Times New Roman" fo:language="en" fo:country="US" officeooo:rsid="0044d132" officeooo:paragraph-rsid="0044d132"/>
    </style:style>
    <style:style style:name="P49" style:family="paragraph" style:parent-style-name="Standard">
      <style:paragraph-properties fo:line-height="150%"/>
      <style:text-properties style:font-name="Times New Roman" fo:language="en" fo:country="US" officeooo:rsid="0045e9ae" officeooo:paragraph-rsid="0045e9ae"/>
    </style:style>
    <style:style style:name="P50" style:family="paragraph" style:parent-style-name="Standard">
      <style:paragraph-properties fo:line-height="150%"/>
      <style:text-properties style:font-name="Times New Roman" fo:language="en" fo:country="US" officeooo:rsid="00475536" officeooo:paragraph-rsid="00475536"/>
    </style:style>
    <style:style style:name="P51" style:family="paragraph" style:parent-style-name="Standard">
      <style:paragraph-properties fo:line-height="150%"/>
      <style:text-properties officeooo:paragraph-rsid="006118f7"/>
    </style:style>
    <style:style style:name="P52" style:family="paragraph" style:parent-style-name="Standard">
      <style:paragraph-properties fo:line-height="150%"/>
      <style:text-properties fo:font-weight="bold" officeooo:rsid="005d37cc" officeooo:paragraph-rsid="005d37cc" style:font-weight-asian="bold" style:font-weight-complex="bold"/>
    </style:style>
    <style:style style:name="P53" style:family="paragraph" style:parent-style-name="Standard">
      <style:paragraph-properties fo:line-height="150%"/>
      <style:text-properties fo:font-weight="bold" officeooo:rsid="005eba5d" officeooo:paragraph-rsid="005eba5d" style:font-weight-asian="bold" style:font-weight-complex="bold"/>
    </style:style>
    <style:style style:name="P54" style:family="paragraph" style:parent-style-name="Standard">
      <style:paragraph-properties fo:line-height="150%"/>
      <style:text-properties fo:font-weight="bold" officeooo:rsid="00619e37" officeooo:paragraph-rsid="00619e37" style:font-weight-asian="bold" style:font-weight-complex="bold"/>
    </style:style>
    <style:style style:name="P55" style:family="paragraph" style:parent-style-name="Standard">
      <style:paragraph-properties fo:line-height="150%" fo:text-align="center" style:justify-single-word="false"/>
      <style:text-properties fo:font-style="italic" officeooo:rsid="00535679" officeooo:paragraph-rsid="00535679" style:font-style-asian="italic" style:font-style-complex="italic"/>
    </style:style>
    <style:style style:name="P56" style:family="paragraph" style:parent-style-name="Standard">
      <style:paragraph-properties fo:line-height="150%" fo:text-align="start" style:justify-single-word="false"/>
      <style:text-properties fo:font-style="italic" officeooo:rsid="00544c99" officeooo:paragraph-rsid="00544c99" style:font-style-asian="italic" style:font-style-complex="italic"/>
    </style:style>
    <style:style style:name="P57" style:family="paragraph" style:parent-style-name="Standard">
      <style:paragraph-properties fo:line-height="150%" fo:text-align="start" style:justify-single-word="false"/>
      <style:text-properties fo:font-style="italic" officeooo:rsid="00569614" officeooo:paragraph-rsid="00569614" style:font-style-asian="italic" style:font-style-complex="italic"/>
    </style:style>
    <style:style style:name="P58" style:family="paragraph" style:parent-style-name="Standard">
      <style:paragraph-properties fo:line-height="150%" fo:text-align="center" style:justify-single-word="false"/>
      <style:text-properties fo:font-style="italic" officeooo:rsid="006380a2" officeooo:paragraph-rsid="006380a2" style:font-style-asian="italic" style:font-style-complex="italic"/>
    </style:style>
    <style:style style:name="P59" style:family="paragraph" style:parent-style-name="Standard">
      <style:paragraph-properties fo:line-height="150%"/>
      <style:text-properties officeooo:rsid="00484046" officeooo:paragraph-rsid="00484046"/>
    </style:style>
    <style:style style:name="P60" style:family="paragraph" style:parent-style-name="Standard">
      <style:paragraph-properties fo:line-height="150%"/>
      <style:text-properties officeooo:rsid="00484046" officeooo:paragraph-rsid="0049b78d"/>
    </style:style>
    <style:style style:name="P61" style:family="paragraph" style:parent-style-name="Standard">
      <style:paragraph-properties fo:line-height="150%"/>
      <style:text-properties officeooo:rsid="004bf255" officeooo:paragraph-rsid="004bf255"/>
    </style:style>
    <style:style style:name="P62" style:family="paragraph" style:parent-style-name="Standard">
      <style:paragraph-properties fo:line-height="150%"/>
      <style:text-properties officeooo:rsid="004d2c10" officeooo:paragraph-rsid="004d2c10"/>
    </style:style>
    <style:style style:name="P63" style:family="paragraph" style:parent-style-name="Standard">
      <style:paragraph-properties fo:line-height="150%"/>
      <style:text-properties officeooo:rsid="004e15a2" officeooo:paragraph-rsid="004e15a2"/>
    </style:style>
    <style:style style:name="P64" style:family="paragraph" style:parent-style-name="Standard">
      <style:paragraph-properties fo:line-height="150%"/>
      <style:text-properties officeooo:rsid="00500801" officeooo:paragraph-rsid="00500801"/>
    </style:style>
    <style:style style:name="P65" style:family="paragraph" style:parent-style-name="Standard">
      <style:paragraph-properties fo:line-height="150%"/>
      <style:text-properties officeooo:rsid="00500801" officeooo:paragraph-rsid="0051acf3"/>
    </style:style>
    <style:style style:name="P66" style:family="paragraph" style:parent-style-name="Standard">
      <style:paragraph-properties fo:line-height="150%"/>
      <style:text-properties officeooo:rsid="0051acf3" officeooo:paragraph-rsid="0051acf3"/>
    </style:style>
    <style:style style:name="P67" style:family="paragraph" style:parent-style-name="Standard">
      <style:paragraph-properties fo:line-height="150%" fo:text-align="start" style:justify-single-word="false"/>
      <style:text-properties fo:font-style="normal" officeooo:rsid="00544c99" officeooo:paragraph-rsid="00544c99" style:font-style-asian="normal" style:font-style-complex="normal"/>
    </style:style>
    <style:style style:name="P68" style:family="paragraph" style:parent-style-name="Standard">
      <style:paragraph-properties fo:line-height="150%" fo:text-align="start" style:justify-single-word="false"/>
      <style:text-properties fo:font-style="normal" officeooo:rsid="00569614" officeooo:paragraph-rsid="00569614" style:font-style-asian="normal" style:font-style-complex="normal"/>
    </style:style>
    <style:style style:name="P69" style:family="paragraph" style:parent-style-name="Standard">
      <style:paragraph-properties fo:line-height="150%" fo:text-align="start" style:justify-single-word="false"/>
      <style:text-properties fo:font-style="normal" officeooo:rsid="00580eb9" officeooo:paragraph-rsid="00580eb9" style:font-style-asian="normal" style:font-style-complex="normal"/>
    </style:style>
    <style:style style:name="P70" style:family="paragraph" style:parent-style-name="Standard">
      <style:paragraph-properties fo:line-height="150%" fo:text-align="start" style:justify-single-word="false"/>
      <style:text-properties fo:font-style="normal" officeooo:rsid="00580eb9" officeooo:paragraph-rsid="0059fb2b" style:font-style-asian="normal" style:font-style-complex="normal"/>
    </style:style>
    <style:style style:name="P71" style:family="paragraph" style:parent-style-name="Standard">
      <style:paragraph-properties fo:line-height="150%" fo:text-align="start" style:justify-single-word="false"/>
      <style:text-properties fo:font-style="normal" officeooo:rsid="0059fb2b" officeooo:paragraph-rsid="0059fb2b" style:font-style-asian="normal" style:font-style-complex="normal"/>
    </style:style>
    <style:style style:name="P72" style:family="paragraph" style:parent-style-name="Standard">
      <style:paragraph-properties fo:line-height="150%" fo:text-align="start" style:justify-single-word="false"/>
      <style:text-properties fo:font-style="normal" officeooo:rsid="005d08af" officeooo:paragraph-rsid="005d08af" style:font-style-asian="normal" style:font-style-complex="normal"/>
    </style:style>
    <style:style style:name="P73" style:family="paragraph" style:parent-style-name="Standard">
      <style:paragraph-properties fo:line-height="150%" fo:text-align="start" style:justify-single-word="false"/>
      <style:text-properties fo:font-style="normal" fo:font-weight="bold" officeooo:rsid="00580eb9" officeooo:paragraph-rsid="00580eb9" style:font-style-asian="normal" style:font-weight-asian="bold" style:font-style-complex="normal" style:font-weight-complex="bold"/>
    </style:style>
    <style:style style:name="P74" style:family="paragraph" style:parent-style-name="Standard">
      <style:paragraph-properties fo:line-height="150%"/>
      <style:text-properties officeooo:rsid="005d37cc" officeooo:paragraph-rsid="005d37cc"/>
    </style:style>
    <style:style style:name="P75" style:family="paragraph" style:parent-style-name="Standard">
      <style:paragraph-properties fo:line-height="150%"/>
      <style:text-properties officeooo:rsid="005eba5d" officeooo:paragraph-rsid="005eba5d"/>
    </style:style>
    <style:style style:name="P76" style:family="paragraph" style:parent-style-name="Standard">
      <style:paragraph-properties fo:line-height="150%"/>
      <style:text-properties officeooo:rsid="006162a6" officeooo:paragraph-rsid="006162a6"/>
    </style:style>
    <style:style style:name="P77" style:family="paragraph" style:parent-style-name="Standard">
      <style:paragraph-properties fo:line-height="150%"/>
      <style:text-properties officeooo:rsid="00619e37" officeooo:paragraph-rsid="00619e37"/>
    </style:style>
    <style:style style:name="P78" style:family="paragraph" style:parent-style-name="Standard">
      <style:paragraph-properties fo:line-height="150%"/>
      <style:text-properties officeooo:rsid="0063192b" officeooo:paragraph-rsid="0063192b"/>
    </style:style>
    <style:style style:name="P79" style:family="paragraph" style:parent-style-name="Standard">
      <style:paragraph-properties fo:line-height="150%" fo:text-align="center" style:justify-single-word="false"/>
      <style:text-properties officeooo:rsid="006380a2" officeooo:paragraph-rsid="006380a2"/>
    </style:style>
    <style:style style:name="P80" style:family="paragraph" style:parent-style-name="Footnote">
      <style:text-properties officeooo:rsid="001b2400" officeooo:paragraph-rsid="001b2400"/>
    </style:style>
    <style:style style:name="P81" style:family="paragraph" style:parent-style-name="Footnote">
      <style:text-properties officeooo:rsid="001bc69c" officeooo:paragraph-rsid="001bc69c"/>
    </style:style>
    <style:style style:name="P82" style:family="paragraph" style:parent-style-name="Footnote">
      <style:text-properties officeooo:rsid="00213479" officeooo:paragraph-rsid="00213479"/>
    </style:style>
    <style:style style:name="P83" style:family="paragraph" style:parent-style-name="Footnote">
      <style:text-properties officeooo:rsid="002897ee" officeooo:paragraph-rsid="002897ee"/>
    </style:style>
    <style:style style:name="P84" style:family="paragraph" style:parent-style-name="Footnote">
      <style:text-properties officeooo:rsid="002c9346" officeooo:paragraph-rsid="002c9346"/>
    </style:style>
    <style:style style:name="P85" style:family="paragraph" style:parent-style-name="Footnote">
      <style:text-properties officeooo:rsid="0030a088" officeooo:paragraph-rsid="0030a088"/>
    </style:style>
    <style:style style:name="P86" style:family="paragraph" style:parent-style-name="Footnote">
      <style:text-properties officeooo:rsid="003288cb" officeooo:paragraph-rsid="003288cb"/>
    </style:style>
    <style:style style:name="P87" style:family="paragraph" style:parent-style-name="Footnote">
      <style:text-properties officeooo:rsid="003290cf" officeooo:paragraph-rsid="003290cf"/>
    </style:style>
    <style:style style:name="P88" style:family="paragraph" style:parent-style-name="Footnote">
      <style:text-properties officeooo:rsid="003a28fb" officeooo:paragraph-rsid="003a28fb"/>
    </style:style>
    <style:style style:name="P89" style:family="paragraph" style:parent-style-name="Footnote">
      <style:text-properties officeooo:rsid="00418f4b" officeooo:paragraph-rsid="00418f4b"/>
    </style:style>
    <style:style style:name="P90" style:family="paragraph" style:parent-style-name="Footnote">
      <style:text-properties officeooo:rsid="0044d0c2" officeooo:paragraph-rsid="0044d0c2"/>
    </style:style>
    <style:style style:name="P91" style:family="paragraph" style:parent-style-name="Footnote">
      <style:text-properties officeooo:rsid="00475536" officeooo:paragraph-rsid="00475536"/>
    </style:style>
    <style:style style:name="P92" style:family="paragraph" style:parent-style-name="Footnote">
      <style:text-properties officeooo:rsid="0050c7b2" officeooo:paragraph-rsid="0050c7b2"/>
    </style:style>
    <style:style style:name="P93" style:family="paragraph" style:parent-style-name="Footnote">
      <style:text-properties officeooo:rsid="00555346" officeooo:paragraph-rsid="00555346"/>
    </style:style>
    <style:style style:name="P94" style:family="paragraph" style:parent-style-name="Footnote">
      <style:text-properties officeooo:rsid="00569614" officeooo:paragraph-rsid="00569614"/>
    </style:style>
    <style:style style:name="P95" style:family="paragraph" style:parent-style-name="Footnote">
      <style:text-properties officeooo:rsid="0059fb2b" officeooo:paragraph-rsid="0059fb2b"/>
    </style:style>
    <style:style style:name="P96" style:family="paragraph" style:parent-style-name="Footnote">
      <style:text-properties officeooo:rsid="005d08af" officeooo:paragraph-rsid="005d08af"/>
    </style:style>
    <style:style style:name="P97" style:family="paragraph" style:parent-style-name="Footnote">
      <style:text-properties officeooo:rsid="00608a90" officeooo:paragraph-rsid="00608a90"/>
    </style:style>
    <style:style style:name="P98" style:family="paragraph" style:parent-style-name="Footnote">
      <style:text-properties officeooo:rsid="006162a6" officeooo:paragraph-rsid="006162a6"/>
    </style:style>
    <style:style style:name="P99" style:family="paragraph" style:parent-style-name="Footnote">
      <style:text-properties officeooo:rsid="00619e37" officeooo:paragraph-rsid="00619e37"/>
    </style:style>
    <style:style style:name="P100" style:family="paragraph" style:parent-style-name="Footnote">
      <style:text-properties officeooo:rsid="0063192b" officeooo:paragraph-rsid="0063192b"/>
    </style:style>
    <style:style style:name="P101" style:family="paragraph" style:parent-style-name="Footnote">
      <style:text-properties officeooo:rsid="006a6d2a" officeooo:paragraph-rsid="006a6d2a"/>
    </style:style>
    <style:style style:name="P102" style:family="paragraph" style:parent-style-name="Footnote">
      <style:text-properties officeooo:rsid="006cb7d6" officeooo:paragraph-rsid="006cb7d6"/>
    </style:style>
    <style:style style:name="P103" style:family="paragraph" style:parent-style-name="Standard">
      <style:paragraph-properties fo:margin-left="0.4925in" fo:margin-right="0in" fo:line-height="150%" fo:text-indent="0in" style:auto-text-indent="false"/>
      <style:text-properties style:font-name="Times New Roman" fo:language="en" fo:country="US" officeooo:rsid="003e4b36" officeooo:paragraph-rsid="003e4b36"/>
    </style:style>
    <style:style style:name="P104" style:family="paragraph" style:parent-style-name="Standard">
      <style:paragraph-properties fo:margin-left="0.4925in" fo:margin-right="0in" fo:line-height="150%" fo:text-indent="0in" style:auto-text-indent="false"/>
      <style:text-properties style:font-name="Times New Roman" fo:language="en" fo:country="US" fo:font-style="italic" officeooo:rsid="00418f4b" officeooo:paragraph-rsid="00418f4b" style:font-style-asian="italic" style:font-style-complex="italic"/>
    </style:style>
    <style:style style:name="P105" style:family="paragraph" style:parent-style-name="Standard">
      <style:paragraph-properties fo:margin-left="0.4925in" fo:margin-right="0in" fo:line-height="150%" fo:text-indent="0in" style:auto-text-indent="false"/>
      <style:text-properties style:font-name="Times New Roman" fo:language="en" fo:country="US" officeooo:rsid="00418f4b" officeooo:paragraph-rsid="00418f4b"/>
    </style:style>
    <style:style style:name="P106" style:family="paragraph" style:parent-style-name="Standard" style:master-page-name="">
      <style:paragraph-properties fo:margin-left="0.5in" fo:margin-right="0in" fo:line-height="150%" fo:text-indent="0in" style:auto-text-indent="false" style:page-number="auto"/>
      <style:text-properties officeooo:rsid="00484046" officeooo:paragraph-rsid="00484046"/>
    </style:style>
    <style:style style:name="P107" style:family="paragraph" style:parent-style-name="Standard" style:master-page-name="">
      <style:paragraph-properties fo:margin-left="0.5in" fo:margin-right="0in" fo:line-height="150%" fo:text-align="start" style:justify-single-word="false" fo:text-indent="0in" style:auto-text-indent="false" style:page-number="auto"/>
      <style:text-properties officeooo:rsid="0063ad6b" officeooo:paragraph-rsid="0063ad6b"/>
    </style:style>
    <style:style style:name="P108" style:family="paragraph" style:parent-style-name="Standard">
      <style:paragraph-properties fo:margin-left="0.5in" fo:margin-right="0in" fo:line-height="150%" fo:text-align="start" style:justify-single-word="false" fo:text-indent="0in" style:auto-text-indent="false"/>
      <style:text-properties officeooo:rsid="00690fd2" officeooo:paragraph-rsid="00690fd2"/>
    </style:style>
    <style:style style:name="P109" style:family="paragraph" style:parent-style-name="Standard">
      <style:paragraph-properties fo:margin-left="0.5in" fo:margin-right="0in" fo:line-height="150%" fo:text-align="start" style:justify-single-word="false" fo:text-indent="0in" style:auto-text-indent="false"/>
      <style:text-properties officeooo:rsid="006a6d2a" officeooo:paragraph-rsid="006a6d2a"/>
    </style:style>
    <style:style style:name="P110" style:family="paragraph" style:parent-style-name="Standard">
      <style:paragraph-properties fo:margin-left="0in" fo:margin-right="0in" fo:line-height="150%" fo:text-align="start" style:justify-single-word="false" fo:text-indent="0in" style:auto-text-indent="false"/>
      <style:text-properties officeooo:rsid="0069271d" officeooo:paragraph-rsid="0069271d"/>
    </style:style>
    <style:style style:name="P111" style:family="paragraph" style:parent-style-name="Standard">
      <style:paragraph-properties fo:margin-left="0in" fo:margin-right="0in" fo:line-height="150%" fo:text-align="start" style:justify-single-word="false" fo:text-indent="0in" style:auto-text-indent="false"/>
      <style:text-properties officeooo:rsid="006a6d2a" officeooo:paragraph-rsid="006a6d2a"/>
    </style:style>
    <style:style style:name="P112" style:family="paragraph" style:parent-style-name="Standard">
      <style:paragraph-properties fo:margin-left="0in" fo:margin-right="0in" fo:line-height="150%" fo:text-align="start" style:justify-single-word="false" fo:text-indent="0in" style:auto-text-indent="false"/>
      <style:text-properties fo:font-weight="bold" officeooo:rsid="006a6d2a" officeooo:paragraph-rsid="006a6d2a" style:font-weight-asian="bold" style:font-weight-complex="bold"/>
    </style:style>
    <style:style style:name="P113" style:family="paragraph" style:parent-style-name="Standard">
      <style:paragraph-properties fo:margin-left="0in" fo:margin-right="0in" fo:line-height="150%" fo:text-align="start" style:justify-single-word="false" fo:text-indent="0in" style:auto-text-indent="false"/>
      <style:text-properties officeooo:rsid="006c2c92" officeooo:paragraph-rsid="006c2c92"/>
    </style:style>
    <style:style style:name="P114" style:family="paragraph" style:parent-style-name="Standard">
      <style:paragraph-properties fo:margin-left="0in" fo:margin-right="0in" fo:line-height="150%" fo:text-align="start" style:justify-single-word="false" fo:text-indent="0in" style:auto-text-indent="false"/>
      <style:text-properties officeooo:rsid="006c62c5" officeooo:paragraph-rsid="006c62c5"/>
    </style:style>
    <style:style style:name="P115" style:family="paragraph" style:parent-style-name="Standard">
      <style:paragraph-properties fo:margin-left="0in" fo:margin-right="0in" fo:line-height="150%" fo:text-align="start" style:justify-single-word="false" fo:text-indent="0in" style:auto-text-indent="false"/>
      <style:text-properties officeooo:rsid="006c62c5" officeooo:paragraph-rsid="006cb7d6"/>
    </style:style>
    <style:style style:name="P116" style:family="paragraph" style:parent-style-name="Standard">
      <style:paragraph-properties fo:margin-left="0in" fo:margin-right="0in" fo:line-height="150%" fo:text-align="start" style:justify-single-word="false" fo:text-indent="0in" style:auto-text-indent="false"/>
      <style:text-properties officeooo:rsid="006cb7d6" officeooo:paragraph-rsid="006cb7d6"/>
    </style:style>
    <style:style style:name="P117" style:family="paragraph" style:parent-style-name="Standard">
      <style:paragraph-properties fo:margin-left="0in" fo:margin-right="0in" fo:line-height="150%" fo:text-align="start" style:justify-single-word="false" fo:text-indent="0in" style:auto-text-indent="false"/>
      <style:text-properties officeooo:rsid="0071180a" officeooo:paragraph-rsid="0071180a"/>
    </style:style>
    <style:style style:name="P118" style:family="paragraph" style:parent-style-name="Footnote">
      <style:paragraph-properties fo:margin-left="0in" fo:margin-right="0in" fo:text-indent="0in" style:auto-text-indent="false"/>
      <style:text-properties officeooo:rsid="0030a088" officeooo:paragraph-rsid="0030a088"/>
    </style:style>
    <style:style style:name="P119" style:family="paragraph" style:parent-style-name="Preformatted_20_Text">
      <style:paragraph-properties fo:line-height="150%"/>
      <style:text-properties style:font-name="Times New Roman" fo:font-size="12pt" officeooo:rsid="001165b7" officeooo:paragraph-rsid="00484046" style:font-size-asian="12pt" style:font-size-complex="12pt"/>
    </style:style>
    <style:style style:name="P120" style:family="paragraph" style:parent-style-name="Preformatted_20_Text">
      <style:paragraph-properties fo:line-height="150%"/>
      <style:text-properties style:font-name="Times New Roman" fo:font-size="12pt" officeooo:rsid="001165b7" officeooo:paragraph-rsid="0063ad6b" style:font-size-asian="12pt" style:font-size-complex="12pt"/>
    </style:style>
    <style:style style:name="P121" style:family="paragraph" style:parent-style-name="Preformatted_20_Text">
      <style:paragraph-properties fo:line-height="150%"/>
      <style:text-properties style:font-name="Times New Roman" fo:font-size="12pt" officeooo:rsid="001165b7" officeooo:paragraph-rsid="006a6d2a" style:font-size-asian="12pt" style:font-size-complex="12pt"/>
    </style:style>
    <style:style style:name="P122" style:family="paragraph" style:parent-style-name="Standard" style:list-style-name="L6">
      <style:paragraph-properties fo:line-height="150%"/>
      <style:text-properties officeooo:paragraph-rsid="004e15a2"/>
    </style:style>
    <style:style style:name="P123" style:family="paragraph" style:parent-style-name="Standard" style:list-style-name="L9">
      <style:paragraph-properties fo:line-height="150%"/>
      <style:text-properties officeooo:paragraph-rsid="00608a90"/>
    </style:style>
    <style:style style:name="P124" style:family="paragraph" style:parent-style-name="Standard" style:list-style-name="L10">
      <style:paragraph-properties fo:line-height="150%"/>
      <style:text-properties officeooo:paragraph-rsid="006118f7"/>
    </style:style>
    <style:style style:name="P125" style:family="paragraph" style:parent-style-name="Standard" style:list-style-name="L1">
      <style:paragraph-properties fo:line-height="150%"/>
      <style:text-properties style:font-name="Times New Roman" fo:language="en" fo:country="US" officeooo:rsid="002ee0b3" officeooo:paragraph-rsid="002ee0b3"/>
    </style:style>
    <style:style style:name="P126" style:family="paragraph" style:parent-style-name="Standard" style:list-style-name="L2">
      <style:paragraph-properties fo:line-height="150%"/>
      <style:text-properties style:font-name="Times New Roman" fo:language="en" fo:country="US" officeooo:rsid="002ee0b3" officeooo:paragraph-rsid="002ee0b3"/>
    </style:style>
    <style:style style:name="P127" style:family="paragraph" style:parent-style-name="Standard" style:list-style-name="L3">
      <style:paragraph-properties fo:line-height="150%"/>
      <style:text-properties style:font-name="Times New Roman" fo:language="en" fo:country="US" officeooo:rsid="003fea34" officeooo:paragraph-rsid="003fea34"/>
    </style:style>
    <style:style style:name="P128" style:family="paragraph" style:parent-style-name="Standard" style:list-style-name="L4">
      <style:paragraph-properties fo:line-height="150%"/>
      <style:text-properties style:font-name="Times New Roman" fo:language="en" fo:country="US" officeooo:rsid="00475536" officeooo:paragraph-rsid="00475536"/>
    </style:style>
    <style:style style:name="P129" style:family="paragraph" style:parent-style-name="Standard">
      <style:paragraph-properties fo:line-height="150%"/>
      <style:text-properties style:font-name="Times New Roman" fo:language="en" fo:country="US" officeooo:rsid="00475536" officeooo:paragraph-rsid="0049b78d"/>
    </style:style>
    <style:style style:name="P130" style:family="paragraph" style:parent-style-name="Standard" style:list-style-name="L5">
      <style:paragraph-properties fo:line-height="150%"/>
      <style:text-properties style:font-name="Times New Roman" fo:language="en" fo:country="US" officeooo:rsid="00475536" officeooo:paragraph-rsid="0049b78d"/>
    </style:style>
    <style:style style:name="P131" style:family="paragraph" style:parent-style-name="Standard" style:list-style-name="L5">
      <style:paragraph-properties fo:line-height="150%"/>
      <style:text-properties style:font-name="Times New Roman" fo:language="en" fo:country="US" officeooo:rsid="00475536" officeooo:paragraph-rsid="004b12e3"/>
    </style:style>
    <style:style style:name="P132" style:family="paragraph" style:parent-style-name="Standard" style:list-style-name="L5">
      <style:paragraph-properties fo:line-height="150%"/>
      <style:text-properties style:font-name="Times New Roman" fo:language="en" fo:country="US" officeooo:rsid="00475536" officeooo:paragraph-rsid="004bf121"/>
    </style:style>
    <style:style style:name="P133" style:family="paragraph" style:parent-style-name="Standard" style:list-style-name="L6">
      <style:paragraph-properties fo:line-height="150%"/>
      <style:text-properties officeooo:rsid="004e15a2" officeooo:paragraph-rsid="004e15a2"/>
    </style:style>
    <style:style style:name="P134" style:family="paragraph" style:parent-style-name="Standard" style:list-style-name="L7">
      <style:paragraph-properties fo:line-height="150%"/>
      <style:text-properties officeooo:rsid="004e15a2" officeooo:paragraph-rsid="004e15a2"/>
    </style:style>
    <style:style style:name="P135" style:family="paragraph" style:parent-style-name="Standard" style:list-style-name="L8">
      <style:paragraph-properties fo:line-height="150%"/>
      <style:text-properties officeooo:rsid="004e15a2" officeooo:paragraph-rsid="004e15a2"/>
    </style:style>
    <style:style style:name="P136" style:family="paragraph" style:parent-style-name="Standard">
      <style:paragraph-properties fo:line-height="150%" fo:text-align="start" style:justify-single-word="false"/>
      <style:text-properties officeooo:rsid="00484046" officeooo:paragraph-rsid="0063ad6b"/>
    </style:style>
    <style:style style:name="P137" style:family="paragraph" style:parent-style-name="Standard">
      <style:paragraph-properties fo:margin-left="0in" fo:margin-right="0in" fo:line-height="150%" fo:text-align="start" style:justify-single-word="false" fo:text-indent="0in" style:auto-text-indent="false"/>
      <style:text-properties officeooo:rsid="00484046" officeooo:paragraph-rsid="006a6d2a"/>
    </style:style>
    <style:style style:name="P138" style:family="paragraph" style:parent-style-name="Footnote">
      <style:text-properties officeooo:rsid="00667c5e" officeooo:paragraph-rsid="00667c5e"/>
    </style:style>
    <style:style style:name="T1" style:family="text">
      <style:text-properties fo:font-weight="bold" style:font-weight-asian="bold" style:font-weight-complex="bold"/>
    </style:style>
    <style:style style:name="T2" style:family="text">
      <style:text-properties fo:font-weight="bold" officeooo:rsid="005eba5d" style:font-weight-asian="bold" style:font-weight-complex="bold"/>
    </style:style>
    <style:style style:name="T3" style:family="text">
      <style:text-properties fo:font-weight="bold" officeooo:rsid="006118f7"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5aacb5" style:font-style-asian="italic" style:font-style-complex="italic"/>
    </style:style>
    <style:style style:name="T6" style:family="text">
      <style:text-properties officeooo:rsid="001bc69c"/>
    </style:style>
    <style:style style:name="T7" style:family="text">
      <style:text-properties officeooo:rsid="002c9346"/>
    </style:style>
    <style:style style:name="T8" style:family="text">
      <style:text-properties officeooo:rsid="002ee0b3"/>
    </style:style>
    <style:style style:name="T9" style:family="text">
      <style:text-properties officeooo:rsid="002f2edc"/>
    </style:style>
    <style:style style:name="T10" style:family="text">
      <style:text-properties officeooo:rsid="0030a088"/>
    </style:style>
    <style:style style:name="T11" style:family="text">
      <style:text-properties officeooo:rsid="00353b72"/>
    </style:style>
    <style:style style:name="T12" style:family="text">
      <style:text-properties officeooo:rsid="00385e72"/>
    </style:style>
    <style:style style:name="T13" style:family="text">
      <style:text-properties officeooo:rsid="003a12ab"/>
    </style:style>
    <style:style style:name="T14" style:family="text">
      <style:text-properties officeooo:rsid="003a28fb"/>
    </style:style>
    <style:style style:name="T15" style:family="text">
      <style:text-properties officeooo:rsid="00418f4b"/>
    </style:style>
    <style:style style:name="T16" style:family="text">
      <style:text-properties officeooo:rsid="004e15a2"/>
    </style:style>
    <style:style style:name="T17" style:family="text">
      <style:text-properties officeooo:rsid="0051acf3"/>
    </style:style>
    <style:style style:name="T18" style:family="text">
      <style:text-properties officeooo:rsid="0059fb2b"/>
    </style:style>
    <style:style style:name="T19" style:family="text">
      <style:text-properties officeooo:rsid="005eba5d"/>
    </style:style>
    <style:style style:name="T20" style:family="text">
      <style:text-properties officeooo:rsid="006118f7"/>
    </style:style>
    <style:style style:name="T21" style:family="text">
      <style:text-properties officeooo:rsid="006cb7d6"/>
    </style:style>
    <style:style style:name="T22" style:family="text">
      <style:text-properties officeooo:rsid="0071c29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 2: More formal advocacy, including national, United Nations and regional levels</text:p>
      <text:p text:style-name="P3"/>
      <text:p text:style-name="P3">Women human rights defenders often seek justice and accountability though “formal” means, including</text:p>
      <text:p text:style-name="P3">national legal systems, and the other systems, mechanisms and bodies that exist on regional and international levels. This advocacy may involve working with human rights groups and NGOs, requesting investigations from independent human rights commissions, filing cases in court, or seeking legal relief from governmental administrative bodies that enact judicial functions.</text:p>
      <text:p text:style-name="P3"/>
      <text:p text:style-name="P3"><text:tab/>While seeking justice through courts has been successful in many instances, women’s rights advocates also have to be realistic regarding expectations. Women continue to face many obstacles in using any legal system to obtain justice, notably at two levels. First, the justice system can be inaccessible since not everyone has financial or other resources for sustained access, the knowledge of their legal rights, or a sense of when they have been violated or how to fight to obtain them. Secondly, women encounter barriers as a result of the gender bias inherent in most if not all legal systems; these obstacles include non-recognition of many offences against women and the male bias in the dominant membership of, and procedures and processes of, courts.</text:p>
      <text:p text:style-name="P3"/>
      <text:p text:style-name="P5"><text:tab/>This part of Chapter 5 focuses on using documentation for more formal advocacy at national, United</text:p>
      <text:p text:style-name="P3"><text:span text:style-name="T4">Nations and regional levels.</text:span> It explains details about and strategies using courts, commissions, special</text:p>
      <text:p text:style-name="P3">procedures, treaty bodies and the Universal Periodic Review process. In addition to providing overviews of this work in these venues, information is offered about why these are useful and how to begin to access each.</text:p>
      <text:p text:style-name="P3"/>
      <text:p text:style-name="P3"><text:tab/>Pursuing justice in any of these arenas requires documentation at various stages of the process, including and foundationally in relation to the original context of violations. Generally, defenders use documentation to bring cases at the domestic level first, before going outside state borders. Yet, where national systems fail, and when WHRDs want to highlight abuses on a regional or international stage, there can be great value in taking concerns beyond national borders. <text:span text:style-name="T4">Whether it is to win legal judgment or to sway public opinion, defenders can use these international bodies in tandem</text:span></text:p>
      <text:p text:style-name="P5">with domestic efforts.</text:p>
      <text:p text:style-name="P5"><text:soft-page-break/></text:p>
      <text:p text:style-name="P3"><text:tab/>Of course, using “complaints procedures”<text:note text:id="ftn1" text:note-class="footnote"><text:note-citation text:label="82">82</text:note-citation><text:note-body><text:p text:style-name="P80">A complaints procedure is a formal name for the body or the system that literally hears complaints about violations. The U.N. Office of the High Commissioner for Human Rights says “the ability of individuals to complain about the violation of their rights in an international arena brings real meaning to the rights contained in the human rights treaties.” For more information see http://www.ohchr.org/EN/HRBodies/TBPetitions/Pages/HRTBPetitions.aspx</text:p></text:note-body></text:note> and the courts at the U.N. and regional systems can</text:p>
      <text:p text:style-name="P3">impose additional challenges, including the fact that resources generally must be expended at the domestic level to seek national court remedies for justice and accountability before a regional court system can be engaged<text:note text:id="ftn2" text:note-class="footnote"><text:note-citation text:label="83">83</text:note-citation><text:note-body><text:p text:style-name="P81">This generally means after domestic efforts are made and defenders’ cases are lost, they can then bring their cases to the regional / international level; when domestic options are “exhausted”, these other arenas come into play.</text:p></text:note-body></text:note>. Regional advocacy does not always require national engagement first, although domestic challenges are often the building blocks of regional and international challenges.</text:p>
      <text:p text:style-name="P3"/>
      <text:p text:style-name="P3"><text:tab/>The U.N. human rights system and regional human rights systems can be used by WHRDs to advocate for the protection of rights, including the right to carry out human rights work in a safe environment, free from retaliation. Action by any of the U.N. or regional mechanisms can lead to preventive measures, investigations, redress, or even the establishment of new international standards for the protection of rights.</text:p>
      <text:p text:style-name="P3"/>
      <text:p text:style-name="P3">&lt;BLUE BOX&gt;</text:p>
      <text:p text:style-name="P3">Advocacy at the regional or global level can help bring about change at the domestic level. The best use of the U.N. and regional human rights mechanisms is as a complement to and reinforcer of national-level strategies. Work at each level can serve as a springboard for additional strategies and tactics to be used elsewhere.</text:p>
      <text:p text:style-name="P3">&lt;/BOX&gt;</text:p>
      <text:p text:style-name="P3"/>
      <text:p text:style-name="P3"><text:tab/>Most importantly, using these arenas strategically can raise the visibility before the international community of women human rights defenders and the particular challenges that we face. This, in turn, can generate the necessary political pressure required to bring about concrete results at national or local levels.</text:p>
      <text:p text:style-name="P3"/>
      <text:p text:style-name="P4"><text:tab/>Depending on the type of results sought by women human rights defenders, it may be more—or less—useful to engage with the U.N. or regional bodies. WHRDs <text:span text:style-name="T6">can choose to devote more resources to</text:span></text:p>
      <text:p text:style-name="P7">engaging in certain venues or to do some of these simultaneously. U.N. and regional mechanisms</text:p>
      <text:p text:style-name="P7"><text:soft-page-break/>may be useful for raising the visibility of issues relating to WHRDs, but different “sites” may be more or less capable of obtaining concrete reparations for individual victims.</text:p>
      <text:p text:style-name="P8">Engaging with most U.N. or regional systems requires stamina—it can be a slow process. The impact</text:p>
      <text:p text:style-name="P8">of the outcomes of work at U.N. or regional levels on the day-to-day lives of WHRDs working at the</text:p>
      <text:p text:style-name="P8">national and local levels may in some cases be—or may feel—limited. Engaging at the regional or global levels is often about long term, collective struggle. Yet, while results may not be immediate, over time, there have been many trends and definitive successes related to gender and defense of human rights.</text:p>
      <text:p text:style-name="P9"/>
      <text:p text:style-name="P9">&lt;TOP HEADER NOTE&gt;</text:p>
      <text:p text:style-name="P9">A recommendation from a U.N. or regional body is most effective when it coexists with commitments from a government to actually implement it! Once a recommendation is issued, advocates can demand</text:p>
      <text:p text:style-name="P9">implementation through domestic advocacy and campaigning tactics.</text:p>
      <text:p text:style-name="P9">&lt;/TOP&gt;</text:p>
      <text:p text:style-name="P9"/>
      <text:p text:style-name="P10"><text:tab/>Regional and global advocacy is particularly useful for promoting an analysis about a human rights issue that might be little understood, or that might seem new to those with a more traditional human rights grounding. Many WHRDs have helped to place certain issues on the international stage: for instance, domestic violence is an issue that gained visibility only about two and a half decades ago. In recent years, WHRDs have been promoting a focus on human rights of sex workers, maternal mortality and other reproductive rights issues, sexual orientation, gender identity and gender expression, and intersex issues, as only some examples. These exist alongside other human rights issues that have gained prominence but which had been invisible in the past, including the rights to water, rights related to climate and the environment, and rights implications of corporate malfeasance. And, of course, WHRDs have been particularly successful at creating and raising the profile of “women human rights defenders” as a legitimate human rights topic!</text:p>
      <text:p text:style-name="P10"/>
      <text:p text:style-name="P11"><text:tab/>Human rights analysis evolves over time. WHRDs and gender-responsive documentation help to quicken the pace of that evolution.</text:p>
      <text:p text:style-name="P11"/>
      <text:p text:style-name="P12">&lt;BLUE BOX&gt;</text:p>
      <text:p text:style-name="P12">Women human rights defenders have been advocating for a range of agendas with many wins along the way; women human rights activists, in particular, have been using these spaces to advocate for <text:soft-page-break/>common objectives all around the world. These victories are often concrete, and can include the creation of a specific report, the passage of a resolution, defenders-related language contained within</text:p>
      <text:p text:style-name="P12">it, or the detail of one government officially saying to another “these are our concerns about these activists”. Equally important, but harder to measure, are the victories over time as consciousness changes about gender and human rights, and as more people understand gender based violations and the contexts that shape them.</text:p>
      <text:p text:style-name="P12">&lt;/BOX&gt;</text:p>
      <text:p text:style-name="P12"/>
      <text:p text:style-name="P13">1. <text:span text:style-name="T1">At the national level</text:span></text:p>
      <text:p text:style-name="P13">The Declaration on the Right and Responsibility of Individuals, Groups and Organs of Society to Promote and Protect Universally Recognized Human Rights and Fundamental Freedoms (otherwise known as the Declaration on Human Rights Defenders), which was adopted in 1998, recognises the right of everyone to formally register a complaint when a human rights violation is committed and to have that complaint reviewed by an “independent, impartial and competent authority established by law”<text:note text:id="ftn3" text:note-class="footnote"><text:note-citation text:label="84">84</text:note-citation><text:note-body><text:p text:style-name="P82">Article 9 of the Declaration states that there is a right to have the complaint promptly reviewed in a public hearing before an independent, impartial and competent judicial or other authority. It clearly states the right to redress “including any compensation due, where there has been a violation of that person’s rights or freedoms, as well as enforcement of the eventual decision and award, all without undue delay.</text:p></text:note-body></text:note>. <text:s/>Although that right allows unhindered access to and communication with international bodies, it also implies national level obligations of States. National constitutions and laws provide for accountability in formal legal and judicial systems that include courts, legal jurisprudence, law enforcement units, and other judicial entities. Depending on the specific aspects of the situation,</text:p>
      <text:p text:style-name="P13">the national courts are often a place for a focus on individual responsibility, while regional and interna-</text:p>
      <text:p text:style-name="P13">tional bodies are often means by which the State is held accountable.</text:p>
      <text:p text:style-name="P13"/>
      <text:p text:style-name="P14">&lt;LIGHT BLUE BOX&gt;</text:p>
      <text:p text:style-name="P14">The Declaration on Human Rights Defenders is available in English here:</text:p>
      <text:p text:style-name="P14">http://www.ohchr.org/Documents/Issues/Defenders/Declaration/declaration.pdf</text:p>
      <text:p text:style-name="P14">and here in many other languages</text:p>
      <text:p text:style-name="P14">http://www.ohchr.org/EN/Issues/SRHRDefenders/Pages/Translation.aspx</text:p>
      <text:p text:style-name="P14">More information about the Declaration can be found here:</text:p>
      <text:p text:style-name="P14">http://www.ohchr.org/EN/Issues/SRHRDefenders/Pages/Declaration.aspx</text:p>
      <text:p text:style-name="P14">&lt;/BOX&gt;</text:p>
      <text:p text:style-name="P14"/>
      <text:p text:style-name="P15"><text:soft-page-break/><text:tab/>In some countries, governments, and sometimes civil society have set up autonomous national human</text:p>
      <text:p text:style-name="P15">rights institutions (NHRIs) that have the mandate and resources to promote human rights and to monitor and investigate cases of violations. NHRIs can help to advance the rule of law with regard to the judiciary, law enforcement agencies and a country’s correctional system. Engaging with national human rights institutions can reveal how local laws, policies and practices violate international laws and principles, especially where countries have adopted international human rights standards in their national legislations.</text:p>
      <text:p text:style-name="P15"/>
      <text:p text:style-name="P15"><text:tab/>Not unexpectedly, NHRIs and the people who comprise them and determine their priorities and strategies are also subject to the same societal prejudices and gender-blind attitudes that others are. So, just as WHRDs should consider working with domestic human rights systems to reform policy and understanding of rights, they should also see NHRIs as potential “targets” of advocacy in order to make them more responsive to gender-related claims and those of WHRDs. Women human rights defenders use these national level systems in all countries, albeit with varying degrees of success. National level work can also be slow and arduous, yet in some circumstances, situations change rapidly (for instance after a pivotal election), which requires flexibility and attention to many details.</text:p>
      <text:p text:style-name="P15"/>
      <text:p text:style-name="P15">The socio-political context surrounding a national level challenge is dynamic and must always be taken into account. Activists must ask, among other questions:</text:p>
      <text:p text:style-name="P15">•<text:tab/>Who at the federal level has an interest in the outcome of a particular case or discussion?</text:p>
      <text:p text:style-name="P15">•<text:tab/>Are court systems sensitive to gender-related claims? Is there precedent for using the courts successfully—or at all—on the specific issues under consideration? Or is the challenge posed a pioneering one?</text:p>
      <text:p text:style-name="P15">•<text:tab/>Who are the expected “players” in the situation, and do they have specific reputations? For instance, is a judge or are lawyers in the case known to be gender-sensitive or particularly hostile?</text:p>
      <text:p text:style-name="P15"/>
      <text:p text:style-name="P16">Because national level advocacy is sometimes very public, the results of that visibility can be immedi-</text:p>
      <text:p text:style-name="P16">ate. Cases that capture the public’s interest may be helped or hindered because of the high public profile of the issue or the people involved. Ramifications can be significant (although either positive or negative) if the cases involve people who already are well known or who carry particular power, such as government officials.</text:p>
      <text:p text:style-name="P16"/>
      <text:p text:style-name="P16"><text:soft-page-break/>•<text:tab/>Will cases be picked up in national level media? What is the expected tone of those media stories, in the short and long term?</text:p>
      <text:p text:style-name="P16">•<text:tab/>Is there potential for constructive media engagement? What power do WHRDs and other activists have to shape the stories connected to the case?</text:p>
      <text:p text:style-name="P16">•<text:tab/>What will the expected political ramifications be—threats to confidentiality? Risks to colleagues and family? Or more immediate gains in movement advocacy?</text:p>
      <text:p text:style-name="P16"/>
      <text:p text:style-name="P17">&lt;BLUE BOX&gt;</text:p>
      <text:p text:style-name="P17">Once the initial documentation that describes the violations is used, activists can consider documenting their actual advocacy efforts as part of the effort to challenge the very systems that allow and perpetuate abuses.</text:p>
      <text:p text:style-name="P17">&lt;/BOX&gt;</text:p>
      <text:p text:style-name="P17"/>
      <text:p text:style-name="P17"><text:tab/>And all of the other questions discussed in earlier chapters apply—including those about safety,</text:p>
      <text:p text:style-name="P17">resources, short and long term objectives, and a host of other concerns.</text:p>
      <text:p text:style-name="P17"/>
      <text:p text:style-name="P2">2. At the United Nations (U.N.)</text:p>
      <text:p text:style-name="P18"/>
      <text:p text:style-name="P18">Most defenders will look to use their documentation at a local level before thinking about bringing</text:p>
      <text:p text:style-name="P18">their stories to regional or international spheres. However, it is in these global arenas where governments challenge one another, where human rights standards are developed, and where human rights issues can be presented to push governments toward truly respecting the human rights of all people. It is also engagement at this level that can reinforce the advocacy and strategies defenders use at a national level.</text:p>
      <text:p text:style-name="P18"/>
      <text:p text:style-name="P18"><text:tab/>A recommendation to a government from a U.N. entity—such as the treaty bodies or the Universal Periodic Review process (both discussed below)—is important both symbolically and strategically. These recommendations are devised in accordance with internationally recognised human rights standards, and can have direct application for the national context of the State concerned. The outcomes from the <text:s/>U.N. system can generate useful international scrutiny on key human rights issues in a particular country. This is true for issues such as the death penalty, military occupation, crackdowns on NGO activism, torture and patterns of assaults against women in times of conflict, as <text:soft-page-break/>just some examples. The language in recommendations from and actions taken by U.N. bodies can be used as catalysts or advocacy tools to push national processes forward. The same can be said in many circumstances for regional human rights decisions and actions. Before the 1990s, women did not consistently engage in these “gendered” spaces”; male activists had generally found these arenas more hospitable to their participation and priorities. Yet, for the last three decades, women have broken through many of the barriers at the U.N. and in regional arenas not only with great regularity, but also on the range of issues of great importance to women human rights defenders<text:note text:id="ftn4" text:note-class="footnote"><text:note-citation text:label="85">85</text:note-citation><text:note-body><text:p text:style-name="P83">As social movements evolve, so do the human rights standards and bodies within the U.N. system. At its inception, the U.N. did not provide for specific analysis of women’s experience. But in the last 25 or so years, for example, the U.N. has established a treaty body on eliminating discrimination against women [the Convention on the Elimination of All Forms of Discrimination Against Women], special rapporteurs on violence against women and human rights defenders, and a Working Group on discrimination against women in law and practice. There are many other examples of the evolving standards and bodies within the U.N., including on issues of racial discrimination [The Convention on the Elimination of All Forms of Racial Discrimination], disabilities [Convention on the Rights of Persons with Disabilities], and on issues that some are reluctant to see as valid human rights concerns, including violence and discrimination based on sexual orientation and gender identity, rights to food, water and other economic rights, rights related to development, and concerns about human rights impacts of exploitative corporate policies.</text:p></text:note-body></text:note>. </text:p>
      <text:p text:style-name="P18"/>
      <text:p text:style-name="P19"><text:tab/>In the following sections, brief descriptions of various international human rights mechanisms are described with the intention of encouraging women human rights defenders to use these systems—</text:p>
      <text:p text:style-name="P19">and our documentation—to tell our truths, to use our analysis, to launch bold demands, and to seek</text:p>
      <text:p text:style-name="P19">reform, accountability and redress.</text:p>
      <text:p text:style-name="P19"/>
      <text:p text:style-name="P19">A. U.N. TREATY BODIES</text:p>
      <text:p text:style-name="P19"/>
      <text:p text:style-name="P20">Governments, when they sign <text:span text:style-name="T7">and ratify a U.N. treaty, agree to be legally bound by its provisions,</text:span></text:p>
      <text:p text:style-name="P21">can reinforce the advocacy and and to be monitored for their compliance with it. <text:s/>A “treaty body” refers to the official Committee of independent experts established to monitor governments’ compliance with one of the 10 main U.N. human rights treaties<text:note text:id="ftn5" text:note-class="footnote"><text:note-citation text:label="86">86</text:note-citation><text:note-body><text:p text:style-name="P84">The Subcommittee on the Prevention of Torture and other Cruel, Inhuman and Degrading Treatment or Punishment (SPT) is grounded in the analysis of the Convention Against Torture, as is the Committee Against Torture, but also focuses on the Optional Protocol to the Convention. The SPT has a “preventive mandate” and is also allowed to visit detention sites. See <text:a xlink:type="simple" xlink:href="http://www.ohchr.org/EN/ProfessionalInterest/Pages/CoreInstruments.aspx" text:style-name="Internet_20_link" text:visited-style-name="Visited_20_Internet_20_Link">http://www.ohchr.org/EN/ProfessionalInterest/Pages/CoreInstruments.aspx</text:a></text:p></text:note-body></text:note>. Treaty bodies monitor States’ laws, policies and practices, and under certain conditions, can hear cases pertaining to individuals.</text:p>
      <text:p text:style-name="P21"/>
      <text:p text:style-name="P22"><text:tab/>Treaty bodies (or the monitoring Committees) meet <text:span text:style-name="T8">a few times a year, and issue Concluding Observations (sometimes also called Concluding Comments) that address specific situations in countries. In these, they make specific recommendations for actions States should undertake in order to be in compliance with the treaty in question. Governments are supposed to abide by the findings of </text:span><text:soft-page-break/><text:span text:style-name="T8">treaty bodies; recommendations are technically legally binding. Women human rights defenders can use the treaty body process in several useful and strategic ways, including through</text:span></text:p>
      <text:p text:style-name="P22"/>
      <text:p text:style-name="P23"/>
      <text:p text:style-name="P23">&lt;BLUE BOX&gt;</text:p>
      <text:p text:style-name="P25">Treaty bodies</text:p>
      <text:p text:style-name="P23">There are 10 human rights treaty bodies that monitor implementation of the core international</text:p>
      <text:p text:style-name="P23">human rights treaties :</text:p>
      <text:list xml:id="list5139658022843690835" text:style-name="L1">
        <text:list-item>
          <text:p text:style-name="P125">Human Rights Committee (CCPR)</text:p>
        </text:list-item>
        <text:list-item>
          <text:p text:style-name="P125">Committee on Economic, Social and Cultural Rights (CESCR)</text:p>
        </text:list-item>
        <text:list-item>
          <text:p text:style-name="P125">Committee on the Elimination of Racial Discrimination (CERD)</text:p>
        </text:list-item>
        <text:list-item>
          <text:p text:style-name="P125">Committee on the Elimination of Discrimination against Women (CEDAW)</text:p>
        </text:list-item>
        <text:list-item>
          <text:p text:style-name="P125">Committee against Torture (CAT)</text:p>
        </text:list-item>
        <text:list-item>
          <text:p text:style-name="P125">Subcommittee on Prevention of Torture (SPT)</text:p>
        </text:list-item>
        <text:list-item>
          <text:p text:style-name="P125">Committee on the Rights of the Child (CRC)</text:p>
        </text:list-item>
        <text:list-item>
          <text:p text:style-name="P125">Committee on Migrant Workers (CMW)</text:p>
        </text:list-item>
        <text:list-item>
          <text:p text:style-name="P125">Committee on the Rights of Persons with Disabilities (CRPD)</text:p>
        </text:list-item>
        <text:list-item>
          <text:p text:style-name="P125">Committee on Enforced Disappearance (CED)</text:p>
        </text:list-item>
      </text:list>
      <text:p text:style-name="P23">See http://www.ohchr.org/en/hrbodies/Pages/HumanRightsBodies.aspx</text:p>
      <text:p text:style-name="P23">&lt;/BOX&gt;</text:p>
      <text:p text:style-name="P21"/>
      <text:p text:style-name="P23">providing information to them and then using their recommendations to hold governments accountable</text:p>
      <text:p text:style-name="P23">on issues of great concern.</text:p>
      <text:p text:style-name="P23"/>
      <text:p text:style-name="P23"><text:tab/>By choosing to engage with the treaty body systems, activists ensure that government perspectives are not the only ones presented in the State review process and that civil society’s voice is heard about the realities of human rights situations, including those central to WHRDs’ lives.</text:p>
      <text:p text:style-name="P23"/>
      <text:p text:style-name="P23"><text:tab/>In recent years, U.N. treaty bodies have increasingly addressed topics directly connected to human rights defenders and challenges to advocacy. Some of the issues they address include protection of the rights to freedom of expression, assembly and association, movement, and the right to access international bodies. NGO documentation in the treaty body process can lay critical groundwork for <text:soft-page-break/>Committee members making legally binding recommendations that require government action.</text:p>
      <text:p text:style-name="P25"/>
      <text:p text:style-name="P31">&lt;BLUE BOX&gt;</text:p>
      <text:p text:style-name="P25"/>
      <text:p text:style-name="P25">How to engage with treaty bodies</text:p>
      <text:p text:style-name="P21"/>
      <text:p text:style-name="P23">WHRDs can do any of the following:</text:p>
      <text:list xml:id="list8307497258587081426" text:style-name="L2">
        <text:list-item>
          <text:p text:style-name="P126">Learn when governments are to be reviewed by particular treaty bodies</text:p>
        </text:list-item>
        <text:list-item>
          <text:p text:style-name="P126">Submit written information prior to the examination of countries (this documentation is</text:p>
          <text:p text:style-name="P126">often called a “shadow report” because it works alongside the official government submission)</text:p>
        </text:list-item>
        <text:list-item>
          <text:p text:style-name="P126">Attend Committee meetings, which are generally held in Geneva, and deliver official “oral</text:p>
          <text:p text:style-name="P126">statements” during the sessions</text:p>
        </text:list-item>
        <text:list-item>
          <text:p text:style-name="P126">Hold private briefings with individual treaty body members and share information (also on</text:p>
          <text:p text:style-name="P126">site)</text:p>
        </text:list-item>
        <text:list-item>
          <text:p text:style-name="P126">Use the recommendations that treaty bodies issue or have issued in the past to campaign or to create actions calling for policy change</text:p>
        </text:list-item>
        <text:list-item>
          <text:p text:style-name="P126">Build ongoing relationships with treaty body members to help promote certain themes over</text:p>
          <text:p text:style-name="P126">time in the work of the Committee</text:p>
        </text:list-item>
        <text:list-item>
          <text:p text:style-name="P126">Utilize the “complaints procedures”, which are closely related to the processes noted above.</text:p>
        </text:list-item>
      </text:list>
      <text:p text:style-name="P23"/>
      <text:p text:style-name="P23">Start here:</text:p>
      <text:p text:style-name="P23">http://www2.ohchr.org/english/bodies/treaty/index.htm and http://olddoc.ishr.ch/hrm/tmb/simple_guide_to_treaty_bodies.pdf.</text:p>
      <text:p text:style-name="P23">&lt;/BOX&gt;</text:p>
      <text:p text:style-name="P23"/>
      <text:p text:style-name="P24">&lt;<text:span text:style-name="T9">BLUE </text:span>BOX&gt;</text:p>
      <text:p text:style-name="P26">Examples of treaty body recommendations related to women human rights defenders</text:p>
      <text:p text:style-name="P26"/>
      <text:p text:style-name="P32">COMMITTEE AGAINST TORTURE (CAT) COMMENTS ON NICARAGUA (2009)<text:note text:id="ftn6" text:note-class="footnote"><text:note-citation text:label="87">87</text:note-citation><text:note-body><text:p text:style-name="P85">(CAT/C/NIC/CO/1), Para. 18.<text:tab/></text:p></text:note-body></text:note></text:p>
      <text:p text:style-name="P32">The Committee notes with concern the information it has received on alleged cases of systematic</text:p>
      <text:p text:style-name="P32">harassment and death threats directed at human rights defenders, particularly female defenders of</text:p>
      <text:p text:style-name="P32"><text:soft-page-break/>women’s rights. The Committee also notes with concern the criminal investigations instituted against</text:p>
      <text:p text:style-name="P32">women defending reproductive rights... The Committee urges the State party to take the necessary</text:p>
      <text:p text:style-name="P32">measures to combat alleged cases of systematic harassment and death threats directed at human</text:p>
      <text:p text:style-name="P32">rights defenders in general and female defenders of women’s rights in particular, to conduct impartial</text:p>
      <text:p text:style-name="P32">investigations and to duly punish the culprits. </text:p>
      <text:p text:style-name="P32"/>
      <text:p text:style-name="P32">HUMAN RIGHTS COMMITTEE (CCPR) COMMENTS ON IRAN (2011)<text:note text:id="ftn7" text:note-class="footnote"><text:note-citation text:label="88">88</text:note-citation><text:note-body><text:p text:style-name="P85">CCPR/C/IRN/CO/3, Para. 26.</text:p></text:note-body></text:note></text:p>
      <text:p text:style-name="P32">The Committee also notes in particular the large number of women’s rights activists who have been</text:p>
      <text:p text:style-name="P32">arrested and detained, including volunteers and members of the One Million Signatures Campaign...</text:p>
      <text:p text:style-name="P32">[T]he state party should ensure that the right to freedom of assembly and association is guaranteed to</text:p>
      <text:p text:style-name="P32">all individuals without discrimination, and release immediately and unconditionally anyone held solely</text:p>
      <text:p text:style-name="P32">for the peaceful exercise of this right, including students, teachers, human rights defenders (including</text:p>
      <text:p text:style-name="P32">women’s rights activists), lawyers and trade unionists....</text:p>
      <text:p text:style-name="P32"/>
      <text:p text:style-name="P32">COMMITTEE ON THE ELIMINATION OF ALL FORMS OF DISCRIMINATION AGAINST WOMEN (CEDAW)</text:p>
      <text:p text:style-name="P26">Comments on Bahrain (2014)<text:note text:id="ftn8" text:note-class="footnote"><text:note-citation text:label="89">89</text:note-citation><text:note-body><text:p text:style-name="P118"><text:s/>(CEDAW/C/BHR/CO/3) Paras. 29 and 30.</text:p></text:note-body></text:note></text:p>
      <text:p text:style-name="P32">The Committee is particularly concerned, however, about allegations that, in the aftermath of the</text:p>
      <text:p text:style-name="P32">political events of February/March 2011, some women experienced ill-treatment and intimidation by</text:p>
      <text:p text:style-name="P32">law enforcement officials and dismissals, suspensions and downgrading of professional positions in</text:p>
      <text:p text:style-name="P32">the public and private sectors, in addition to various other forms of retribution for their civic enga<text:span text:style-name="T10">ge</text:span>ment, including detention and revocation of nationality, and that a number of women remain in</text:p>
      <text:p text:style-name="P32">detention.</text:p>
      <text:p text:style-name="P32"/>
      <text:p text:style-name="P32"><text:tab/>The Committee recommends that the State party: ... (b) Ensure that any sanctions against women who peacefully participated in or appeared to support the events since February 2011 are immediately discontinued and that women do not suffer the impact of their political affiliations and are immediately reinstated in the posts that they occupied and are compensated and rehabilitated; (c) Ensure that women activists are able to exercise their rights to freedom of expression and association and that the July 2013 revision of the EDAW/C/BHR/CO/3 8/14 14-00592 Law on the Protection of Society from Acts of Terrorism (2006) does not have a negative impact in this regard....</text:p>
      <text:p text:style-name="P32"><text:soft-page-break/></text:p>
      <text:p text:style-name="P26">Comments on China (2014)<text:note text:id="ftn9" text:note-class="footnote"><text:note-citation text:label="90">90</text:note-citation><text:note-body><text:p text:style-name="P118"><text:s text:c="3"/>(CEDAW/C/CHN/CO/7-8), Para. 33 (a) and (c).</text:p></text:note-body></text:note></text:p>
      <text:p text:style-name="P32">Take all measures necessary to protect women human rights defenders, including those who have pr<text:span text:style-name="T10">o</text:span>vided information to the Committee, and take steps to ensure that in the future no travel restrictions</text:p>
      <text:p text:style-name="P32">are placed on individuals or human rights defenders who wish to observe the review of subsequent</text:p>
      <text:p text:style-name="P32">reports of the State party.</text:p>
      <text:p text:style-name="P32"/>
      <text:p text:style-name="P32"><text:tab/>Review the national regulations governing the formation of NGOs to enable direct registration ... with</text:p>
      <text:p text:style-name="P32">a view to promoting the participation of women’s rights organizations to complement the State pa<text:span text:style-name="T10">r</text:span>ty’s efforts on women’s empowerment and development....</text:p>
      <text:p text:style-name="P32"/>
      <text:p text:style-name="P26">Comments on Italy (2011)<text:note text:id="ftn10" text:note-class="footnote"><text:note-citation text:label="91">91</text:note-citation><text:note-body><text:p text:style-name="P85">(CEDAW/C/ITA/CO/6), Para. 19 (c).</text:p></text:note-body></text:note></text:p>
      <text:p text:style-name="P32">[The State party should] “establish transparent and regular consultations, both through formal and</text:p>
      <text:p text:style-name="P32">informal links with non-governmental organizations, in particular women’s associations and women’s</text:p>
      <text:p text:style-name="P32">human rights defenders, in order to promote a participatory and constructive dialogue with them in</text:p>
      <text:p text:style-name="P32">the pursuit of gender equality”.</text:p>
      <text:p text:style-name="P32"/>
      <text:p text:style-name="P6">continued on next page</text:p>
      <text:p text:style-name="P32"/>
      <text:p text:style-name="P27">Comments on Pakistan (2013)<text:note text:id="ftn11" text:note-class="footnote"><text:note-citation text:label="92">92</text:note-citation><text:note-body><text:p text:style-name="P85">(CEDAW/C/PAK/CO/4) Paras. 13 and 14(e).</text:p></text:note-body></text:note></text:p>
      <text:p text:style-name="P33">The Committee is concerned about the escalation of violent threats and attacks by non-State actors</text:p>
      <text:p text:style-name="P33">and military counter-operations in the State party ... and the negative impact of this situation on</text:p>
      <text:p text:style-name="P33">women and girls, who have consistently been the prime target of such threats and attacks. It is also</text:p>
      <text:p text:style-name="P33">concerned about the increasing number of targeted killings and attacks on women human rights</text:p>
      <text:p text:style-name="P33">defenders ....</text:p>
      <text:p text:style-name="P33"/>
      <text:p text:style-name="P33"><text:tab/>[The State should] adopt comprehensive measures to ensure the safety and protection of women</text:p>
      <text:p text:style-name="P33">human rights defenders and mobilize adequate resources to address the specific risks and security</text:p>
      <text:p text:style-name="P33">needs of women’s rights defenders and of all personnel working on women’s rights and gender issues....</text:p>
      <text:p text:style-name="P24"><text:soft-page-break/>&lt;/BOX&gt;</text:p>
      <text:p text:style-name="P24"/>
      <text:p text:style-name="P34">B. SPECIAL PROCEDURES</text:p>
      <text:p text:style-name="P34"/>
      <text:p text:style-name="P34">The U.N. system of “special procedures” is comprised of independent experts who serve as individual</text:p>
      <text:p text:style-name="P34">“special rapporteurs” or on bodies called “working groups”. The rapporteurs and working groups are</text:p>
      <text:p text:style-name="P34">comprised of people appointed through the U.N.’s Human Rights Council to report on abuses and advise on particular themes across regions, or on human rights conditions in specific countries<text:note text:id="ftn12" text:note-class="footnote"><text:note-citation text:label="93">93</text:note-citation><text:note-body><text:p text:style-name="P86">At the time of publishing, there are currently 41 thematic mandates and 14 country-based mandates.</text:p></text:note-body></text:note>. Special procedures operate within the Office of the High Commissioner for Human Rights, under the Human Rights Council, to which they report annually; many report also to the General Assembly<text:note text:id="ftn13" text:note-class="footnote"><text:note-citation text:label="94">94</text:note-citation><text:note-body><text:p text:style-name="P87">At the regional level, the Inter-American Commission (IACHR) and the African Commission also have special rapporteur systems.</text:p></text:note-body></text:note>. Rapporteurs conduct country visits, send “communications” to governments that express concerns about specific issues, and convene expert meetings about topics they will report on. They can address current cases </text:p>
      <text:p text:style-name="P34"/>
      <text:p text:style-name="P34">&lt;WHITE BOX BLUE BORDER&gt;</text:p>
      <text:p text:style-name="P34">The Working Group on the issue of discrimination against women in law and practice released a very useful report on family and cultural life in 2015. The report can be found here<text:note text:id="ftn14" text:note-class="footnote"><text:note-citation text:label="95">95</text:note-citation><text:note-body><text:p text:style-name="P87">A/HRC/29/40</text:p></text:note-body></text:note>: </text:p>
      <text:p text:style-name="P34">http://www.ohchr.org/EN/Issues/Women/WGWomen/Pages/FamilyAndCulturalLife.aspx</text:p>
      <text:p text:style-name="P34">&lt;/BOX&gt;</text:p>
      <text:p text:style-name="P34"/>
      <text:p text:style-name="P34">or longer term patterns, and they also help contribute to the development of international human rights standards. This is true for working groups, as well, which are composed of five members who are appointed based on region. These focus on specific themes, such as arbitrary detention and laws that discriminate against women. Generally, special procedures call governments to account for failures to respect, protect and fulfil human rights.</text:p>
      <text:p text:style-name="P34"/>
      <text:p text:style-name="P34">Special rapporteurs rely heavily on information sent to them by a variety of stakeholders; NGO documentation is critical to their reporting about specific cases or patterns of abuse. Some rapporteurs have pre-designed online surveys or questionnaires to assist with the documentation process. Rapporteurs are called upon to protect the confidentiality of those submitting information.</text:p>
      <text:p text:style-name="P34"><text:soft-page-break/></text:p>
      <text:p text:style-name="P34">When rapporteurs receive information about human rights situations, they may then issue immediate calls for governments to intervene (called “urgent appeals” or “letters of allegation”). As noted above, special rapporteurs also issue detailed annual reports and present these to the Council and/or the General Assembly for government discussion. These reports can be very hard-hitting, and contain specific recommendations to governments. Individual rapporteurs are sometimes challenged by government representatives who disapprove of report findings.</text:p>
      <text:p text:style-name="P34"/>
      <text:p text:style-name="P36"><text:tab/>After receiving information about a human rights situation, some rapporteurs may request meetings with NGOs while they are on country visits. Meetings with NGOs are sometimes in cross-sector consultations, which actually provide WHRDs who participate </text:p>
      <text:p text:style-name="P36"/>
      <text:p text:style-name="P38">&lt;BLUE BOX&gt;</text:p>
      <text:p text:style-name="P38">Some independent experts are verbally cha<text:span text:style-name="T12">l</text:span>lenged in official sessions; they are sometimes accused of “exceeding their mandates” or not being impartial. These efforts to publicly challenge special procedures’ reputations are also clear attempts to punish defense of human rights and to stifle dissent.</text:p>
      <text:p text:style-name="P38">&lt;/BOX&gt;</text:p>
      <text:p text:style-name="P36"/>
      <text:p text:style-name="P36">the <text:span text:style-name="T11">opportunity to reach potential allies and to educate. In certain situations when greater levels of confidentiality are needed, rapporteurs may meet individually with activists. Some rapporteurs have met with women activists separately to help ensure their safety (i.e., when it is not safe for them to meet in broader coalition spaces).</text:span></text:p>
      <text:p text:style-name="P35"/>
      <text:p text:style-name="P37"><text:tab/>The special procedures system in the U.N. may be more accessible to defenders, yet their recommendations are not legally binding. At the same time, treaty bodies may take into account the reporting and recom<text:span text:style-name="T13">endations</text:span></text:p>
      <text:p text:style-name="P39"/>
      <text:p text:style-name="P39">&lt;BLUE BOX&gt;</text:p>
      <text:p text:style-name="P39">Submitting documentation to and otherwise engaging with special rapporteurs is a fairly simple way for WHRDs to bring information and their views into the U.N.’s human rights system. Ultimately, this can help create new human rights analysis and standards.</text:p>
      <text:p text:style-name="P39">&lt;/BOX&gt;</text:p>
      <text:p text:style-name="P37"/>
      <text:p text:style-name="P37"><text:soft-page-break/></text:p>
      <text:p text:style-name="P39">of rapporteurs and build their own binding recommendations based on this information compiled over time. Defenders may want to consider submitting similar documentation to treaty bodies and to special</text:p>
      <text:p text:style-name="P39">rapporteurs simultaneously.</text:p>
      <text:p text:style-name="P39"/>
      <text:p text:style-name="P40">Since 2000, there has been an independent expert or special rapporteur on human rights defenders whose mandate is based on the International Declaration on Human Rights Defenders<text:note text:id="ftn15" text:note-class="footnote"><text:note-citation text:label="96">96</text:note-citation><text:note-body><text:p text:style-name="P88">This position was initially established as a Special Representative. There have been three mandate holders: Hina Jilani (Pakistan), Margaret Sekaggya (Uganda), and Michel Forst (France). The full name of the declaration is the Declaration on the Right and Responsibility of Individuals, Groups and Organs of Society to Promote and Protect Universally Recognized Human Rights and Fundamental Freedoms.</text:p></text:note-body></text:note>. There have been three holders of this position. The reports of the special rapporteurs have increasingly taken gender and WHRD concerns into account. In fact, both original rappor<text:span text:style-name="T14">teurs created and advanced important analysis about women human rights defenders within the U.N. system. As a result of their boldness about gender and a number of other issues, they were publicly challenged by governments.</text:span></text:p>
      <text:p text:style-name="P40"/>
      <text:p text:style-name="P41"><text:tab/>Women human rights defenders should not feel limited in making submissions of documentation only to rapporteurs who focus on defender issues. Many “mandate holders” (the specific rapporteurs on themes or countries) have begun to integrate the experiences of WHRDs into their reporting. The Special Rapporteurs on the rights to freedom of peaceful assembly and of association, on freedom of opinion and expression, on</text:p>
      <text:p text:style-name="P42"/>
      <text:p text:style-name="P42">&lt;BOX WITH PHOTOS&gt;</text:p>
      <text:p text:style-name="P42">Hina Jilani (top), a lawyer who founded the first women’s law firm in Pakistan, was appointed as</text:p>
      <text:p text:style-name="P42">the first U.N. Special Representative on Human Rights Defenders in 2000. Hina helped to found</text:p>
      <text:p text:style-name="P42">the WHRD International Coalition in 2004.</text:p>
      <text:p text:style-name="P42"/>
      <text:p text:style-name="P42">Margaret Sekaggya (bottom), a Ugandan lawyer and academic, became the Special Rapporteur on</text:p>
      <text:p text:style-name="P42">Human Rights Defenders in 2008. The WHRD-IC also worked closely with Margaret during her</text:p>
      <text:p text:style-name="P42">tenure.</text:p>
      <text:p text:style-name="P42">&lt;/BOX&gt;</text:p>
      <text:p text:style-name="P42"/>
      <text:p text:style-name="P43">&lt;BLUE BOX&gt;</text:p>
      <text:p text:style-name="P43">Activists should consider submitting documentation about their experiences to special rapporteurs <text:soft-page-break/>beyond those who focus primarily on defenders or freedom of assembly and association. By doing so, they can use documentation to help integrate a focus on WHRDs through the U.N. system.</text:p>
      <text:p text:style-name="P44">&lt;/BOX&gt;</text:p>
      <text:p text:style-name="P44"/>
      <text:p text:style-name="P44">violence against women, and the independent expert on cultural rights are four positions that have been</text:p>
      <text:p text:style-name="P44">quite receptive to concerns of and about WHRDs. But all special procedures are mandated to integrate a gender perspective into their research and reporting, so the priorities and documentation of and by WHRDs is particularly valuable—especially when there are discernible gaps in gender analysis or in addressing geopolitical contexts such as the rise in fundamentalisms, heteronormativity and patriarchy, globalization and neo-liberal policies, crises of governance and democracy and militarization.</text:p>
      <text:p text:style-name="P44"/>
      <text:p text:style-name="P44">&lt;WHITE BOX BLUE BORDER&gt;</text:p>
      <text:p text:style-name="P44">The Special Rapporteurs on Human Rights Defenders have produced reports that put forth a strong feminist analysis about women human rights defenders<text:note text:id="ftn16" text:note-class="footnote"><text:note-citation text:label="97">97</text:note-citation><text:note-body><text:p text:style-name="P89">The current Special Rapporteur has continued to focus on WHRDs.</text:p><text:p text:style-name="P89">See for instance, his report A/69/259 at para. 48.</text:p></text:note-body></text:note>. <text:s/><text:span text:style-name="T15">T</text:span>hese are only two examples of this work:</text:p>
      <text:p text:style-name="P103">1. The 2011 report to the Human Rights Council has a specific focus on “Women human rights defenders and those working on women’s rights or gender issues” (A/HRC/16/44)</text:p>
      <text:p text:style-name="P44"><text:tab/>http://www2.ohchr.org/english/bodies/hrcouncil/docs/16session/A-HRC-16-44.pdf</text:p>
      <text:p text:style-name="P44"><text:tab/>2. The 2002 report to the Commission on Human Rights has a long section on women, which <text:tab/>was the first elaboration on WHRDs On any U.N. document. (E/CN.4/2002/106, paras. 80-94)</text:p>
      <text:p text:style-name="P44">&lt;/BOX&gt;</text:p>
      <text:p text:style-name="P44"/>
      <text:p text:style-name="P44">&lt;LIGHT BLUE BOX&gt;</text:p>
      <text:p text:style-name="P28">How to engage with special procedures</text:p>
      <text:p text:style-name="P45">WHRDs can do any of the following:</text:p>
      <text:list xml:id="list206695424109909884" text:style-name="L3">
        <text:list-item>
          <text:p text:style-name="P127">Submit documentation directly to the special procedure(s) of the Office of the High Commissioner for Human Rights</text:p>
        </text:list-item>
        <text:list-item>
          <text:p text:style-name="P127">Meet with special rapporteurs or other independent experts when they conduct country visits,</text:p>
          <text:p text:style-name="P127">or request meetings directly (remember that official consultations are often in cross sector</text:p>
          <text:p text:style-name="P127">group gatherings but confidential and individual meetings can be requested.)</text:p>
        </text:list-item>
      </text:list>
      <text:p text:style-name="P44">&lt;/BOX&gt;</text:p>
      <text:p text:style-name="P44"/>
      <text:p text:style-name="P46"><text:soft-page-break/>&lt;LIGHT BLUE BOX&gt;</text:p>
      <text:p text:style-name="P29">Examples of useful special rapporteur comments on WHRDS</text:p>
      <text:p text:style-name="P29"/>
      <text:p text:style-name="P46">The following examples comprise a small subset of the comments that some special procedures</text:p>
      <text:p text:style-name="P46">have made about experiences of WHRDs. The examples below show some of the breadth of Special</text:p>
      <text:p text:style-name="P46">Rapporteur concerns and recommendations.</text:p>
      <text:p text:style-name="P46"/>
      <text:p text:style-name="P46">In 2002, the Special Representative on Human Rights Defenders wrote:</text:p>
      <text:p text:style-name="P46"/>
      <text:p text:style-name="P104">[W]omen defenders may arouse more hostility than their male colleagues because as women</text:p>
      <text:p text:style-name="P105"><text:span text:style-name="T4">human rights defenders they may defy cultural, religious or social norms about femininity and the role of women in a particular country or society. In this context, not only may they face human rights violations for their work as human rights defenders, but even more so because of their gender and the fact that their work may run counter to societal stereotypes about women’s submissive nature, or challenge notions of the society about the status of women</text:span><text:span text:style-name="T4"><text:note text:id="ftn17" text:note-class="footnote"><text:note-citation text:label="98">98</text:note-citation><text:note-body><text:p text:style-name="P89">E/CN.4/2002/106, para. 91.</text:p></text:note-body></text:note></text:span><text:span text:style-name="T4">. </text:span></text:p>
      <text:p text:style-name="P46"/>
      <text:p text:style-name="P46">SPECIAL RAPPORTEUR ON HUMAN RIGHTS DEFENDERS</text:p>
      <text:p text:style-name="P46"/>
      <text:p text:style-name="P46">Comments on Armenia (2010)<text:note text:id="ftn18" text:note-class="footnote"><text:note-citation text:label="99">99</text:note-citation><text:note-body><text:p text:style-name="P89">A/HRC/16/44/Add.2, para. 60.</text:p></text:note-body></text:note></text:p>
      <text:p text:style-name="P46">Among the most vulnerable groups of human rights defenders in Armenia are those working of the</text:p>
      <text:p text:style-name="P46">rights of LGBT persons, women human rights defenders, NGOs working in remote areas and environmental activists.</text:p>
      <text:p text:style-name="P46"/>
      <text:p text:style-name="P46">Comments on Togo (2009)<text:note text:id="ftn19" text:note-class="footnote"><text:note-citation text:label="100">100</text:note-citation><text:note-body><text:p text:style-name="P89">A/HRC/10/12/Add.2, para. 73.</text:p></text:note-body></text:note></text:p>
      <text:p text:style-name="P46">The Special Rapporteur expresses her full support to the commendable work of women defenders</text:p>
      <text:p text:style-name="P46">in Togo, and raises serious concern about the series of challenges they face in their legitimate activi­ties. She highlights that women defenders need specific and enhanced protection as well as targeted</text:p>
      <text:p text:style-name="P46">and deliberate efforts to make the environment in which they operate a safer, more enabling and</text:p>
      <text:p text:style-name="P46">accepting one.</text:p>
      <text:p text:style-name="P46"/>
      <text:p text:style-name="P46"/>
      <text:p text:style-name="P46"><text:soft-page-break/>THE SPECIAL RAPPORTEUR ON VIOLENCE AGAINST WOMEN:</text:p>
      <text:p text:style-name="P46"/>
      <text:p text:style-name="P46">Comments on Russia (2006)<text:note text:id="ftn20" text:note-class="footnote"><text:note-citation text:label="101">101</text:note-citation><text:note-body><text:p text:style-name="P89">E/CN.4/2006/61/Add.2 (Sec. C).</text:p></text:note-body></text:note></text:p>
      <text:p text:style-name="P46">[The state party should ensure] preventing and investigating any attacks on and reprisals against</text:p>
      <text:p text:style-name="P46">human rights defenders and supporting their work to document, monitor and report on human rights</text:p>
      <text:p text:style-name="P46">violations in the region ....</text:p>
      <text:p text:style-name="P46"/>
      <text:p text:style-name="P46">Comments on Algeria (2007)<text:note text:id="ftn21" text:note-class="footnote"><text:note-citation text:label="102">102</text:note-citation><text:note-body><text:p text:style-name="P89">A/HRC/7/6/Add.2, para. 101 (e).</text:p></text:note-body></text:note></text:p>
      <text:p text:style-name="P46">[The State Party should] require the Minister Delegate for the Family and the Status of Women, the</text:p>
      <text:p text:style-name="P46">Minister of National Solidarity, the Director-General of National Security and other relevant authori­</text:p>
      <text:p text:style-name="P46">ties to hold periodic round-table meetings open to all women’s rights organizations and other human</text:p>
      <text:p text:style-name="P46">rights groups to discuss any human rights challenges concerning women.</text:p>
      <text:p text:style-name="P46"/>
      <text:p text:style-name="P46">INDEPENDENT EXPERT ON CULTURAL RIGHTS (2012)<text:note text:id="ftn22" text:note-class="footnote"><text:note-citation text:label="103">103</text:note-citation><text:note-body><text:p text:style-name="P89">A/67/287, para. 67.</text:p></text:note-body></text:note></text:p>
      <text:p text:style-name="P46">Issues of legitimacy are a concern of gender equality advocates and women’s rights movements.</text:p>
      <text:p text:style-name="P46">Research indicates that women’s empowerment initiatives derive legitimacy from accounts of history</text:p>
      <text:p text:style-name="P46">highlighting women’s contributions and challenges to the status quo and religion, but equally State</text:p>
      <text:p text:style-name="P46">commitments to gender equality.</text:p>
      <text:p text:style-name="P46"/>
      <text:p text:style-name="P46">SPECIAL RAPPORTEUR ON FREEDOM OF PEACEFUL ASSEMBLY AND ASSOCIATION (2014)<text:note text:id="ftn23" text:note-class="footnote"><text:note-citation text:label="104">104</text:note-citation><text:note-body><text:p text:style-name="P89">A/HRC/26/29, para. 43.</text:p></text:note-body></text:note></text:p>
      <text:p text:style-name="P46">Cultural notions, family obligations and perceived vulnerability should never be used as grounds on</text:p>
      <text:p text:style-name="P46">which to deny or limit the right of women to assembly.</text:p>
      <text:p text:style-name="P46"/>
      <text:p text:style-name="P46">Joint statement of the Working Group on Arbitrary Detention, Special Rapporteur on the promotion</text:p>
      <text:p text:style-name="P46">and protection of the right to freedom of opinion and expression, Special Rapporteur on human rights</text:p>
      <text:p text:style-name="P46">defenders and the Special Rapporteur on the rights to freedom of peaceful assembly and of association</text:p>
      <text:p text:style-name="P46">(2014)<text:note text:id="ftn24" text:note-class="footnote"><text:note-citation text:label="105">105</text:note-citation><text:note-body><text:p text:style-name="P89">U.N. experts urge Bahrain to drop charges against women activists for government criticism”, http://www.ohchr.org/EN/NewsEvents/Pages/DisplayNews.aspx?NewsID=15460&amp;LangID=E. This case involves the ongoing persecution of human rights defenders generally, and specifically that of Maryam Al-Khawaja, the co-director of the Gulf Centre for Human Rights. Maryam and her sister, Zainab Al-Khawaja (who is also a women’s rights and social media activist), along with Ghada Jamsheer (the head of the Women’s Petition Committee, a group calling for reform of Bahrain’s family laws) have been either facing or in detention as a result of their human rights advocacy.</text:p></text:note-body></text:note></text:p>
      <text:p text:style-name="P46"><text:soft-page-break/>All three [women] activists have been detained or sentenced purely for their criticism of government</text:p>
      <text:p text:style-name="P46">authorities. Such criticism is not only fully legitimate according to Bahrain’s obligations under human</text:p>
      <text:p text:style-name="P46">rights law; it is also essential to the free and public debate necessary for a healthy civil society. We are</text:p>
      <text:p text:style-name="P46">extremely concerned about the ongoing harassment and criminalization of activists in Bahrain.</text:p>
      <text:p text:style-name="P46">&lt;/BOX&gt;</text:p>
      <text:p text:style-name="P46"/>
      <text:p text:style-name="P47">C. THE UNIVERSAL PERIODIC REVIEW (UPR) OF THE U.N. HUMAN RIGHTS COUNCIL</text:p>
      <text:p text:style-name="P47"/>
      <text:p text:style-name="P47">The Universal Periodic Review (UPR) is another part of the U.N. human rights system that is grounded</text:p>
      <text:p text:style-name="P47">in monitoring States’ human rights records. It is a State-driven, “peer review” process within the U.N.</text:p>
      <text:p text:style-name="P47">Human Rights Council: States monitor one another’s human rights records and make recommendations to end violations. As is true within any intergovernmental proceedings, governments don’t like to be criticized publicly by other governments, so many take the UPR seriously in order not to be “shamed” in front of others. The UPR is very much influenced by governments’ relationships with one another.</text:p>
      <text:p text:style-name="P47">The UPR is a fairly new monitoring system, as the Council itself was established only in 2006, to replace the U.N. Commission on Human Rights. Yet in a short time, the UPR has proven to be one of the easier mechanisms for activists to engage in—there are a number of times during a State’s review process when human rights defenders can contribute, either in writing or through various forms of advocacy. Defenders play an important role in feeding critical human rights information into the process.</text:p>
      <text:p text:style-name="P47"/>
      <text:p text:style-name="P47"><text:tab/>Close to twenty States are reviewed at each session of the Council. The basis of each review is a national report presented by the State, relevant information from other U.N. bodies on the State under review, and a summary report of submissions from other “stake-holders”, including NGOs. The latter two items are summarised by the Office of the High Commissioner for Human Rights (OHCHR), which “oversees” the UPR process.</text:p>
      <text:p text:style-name="P47"/>
      <text:p text:style-name="P47"><text:tab/>In terms of civil society contributions to the overall UPR process, WHRDs have made short official written submissions (stakeholder reports) to OHCHR since the inception of the UPR process<text:note text:id="ftn25" text:note-class="footnote"><text:note-citation text:label="106">106</text:note-citation><text:note-body><text:p text:style-name="P90">UPR submissions cannot be more than five pages in length for individual NGOs, or maximum ten pages if submitted by a coalition. There is no minimum length: sometimes NGO submissions are just a page or two.</text:p></text:note-body></text:note>. WHRDs’ documentation can make critical contributions to each component of the review: activists</text:p>
      <text:p text:style-name="P47"><text:soft-page-break/>can work with their governments to help shape the official State reports; they can submit their own NGO documentation as an official submission to OHCHR; and, in a more circuitous process, they can engage with treaty body Committees, other special procedures and governments as they form their analyses and recommendations, which can then be used in subsequent UPR reviews.</text:p>
      <text:p text:style-name="P47"/>
      <text:p text:style-name="P47"><text:tab/>The State under review is expected to hold inclusive and wide-ranging national consultations prior to preparation of the official national report. This offers a number of opportunities for improving dialogue between the State and human rights defenders, as well as among and within activist communities.</text:p>
      <text:p text:style-name="P47"/>
      <text:p text:style-name="P47"><text:tab/>This consultation process creates potential opportunities for WHRDs both to be heard by their governments and to work in coalition with other groups. However, this isn’t always the case—it mostly depends on how open government officials are to working with civil society in the process. But even when governments are hostile, at minimum, WHRDs can still use their documentation and analysis with OHCHR as “stake-holder submissions” and with other States.</text:p>
      <text:p text:style-name="P47"/>
      <text:p text:style-name="P48"><text:tab/>Ultimately, the State is reviewed in an official Human Rights Council session. Three States are in the lead in directing this review and they oversee the production of an “outcome report” that contains a summary of the official session dialogue and recommendations for the State to implement. These are not legally binding. Each government has the opportunity to respond to (or ignore!) the recommendations during the official session, and these responses are also included in the official</text:p>
      <text:p text:style-name="P48">report. The State under review is expected to implement the recommendations contained in the report, which gives defenders further opportunities to demand action from their government to prevent and stop violations.</text:p>
      <text:p text:style-name="P48"/>
      <text:p text:style-name="P48"><text:tab/>On an informal basis, WHRDs can work with governments other than their own to suggest a) questions for those governments to pose to the State being reviewed, and b) comments they can make in response to the State when it responds to recommendations in the official review session. WHRDs can also suggest strategic recommendations for use in the outcome report</text:p>
      <text:p text:style-name="P48"/>
      <text:p text:style-name="P49">&lt;DARK BLUE BOX&gt;</text:p>
      <text:p text:style-name="P49">UPR recommendations provide WHRDs with additional advocacy tools to use to demand change. In addition, the UPR process creates a public record of State positions on various human rights issues—<text:soft-page-break/>WHRDs can use this record in their media and policy work and in ongoing campaigning.</text:p>
      <text:p text:style-name="P49">&lt;/BOX&gt;</text:p>
      <text:p text:style-name="P49"/>
      <text:p text:style-name="P30">UPR and human rights defenders</text:p>
      <text:p text:style-name="P50">The UPR has been useful in raising issues of critical concern to human rights defenders. Many of these</text:p>
      <text:p text:style-name="P50">issues have featured prominently in questions posed to the States under review, comments made by other States, and recommendations made.</text:p>
      <text:p text:style-name="P50"/>
      <text:p text:style-name="P50"><text:span text:style-name="T4">What defenders issues has the UPR addressed?</text:span><text:span text:style-name="T4"><text:note text:id="ftn26" text:note-class="footnote"><text:note-citation text:label="107">107</text:note-citation><text:note-body><text:p text:style-name="P91">See UPR Info for more information about UPR processes and how the UPR has addressed concerns of human rights defenders http://www.upr-info.org/IMG/pdf/IA_Human_Rights_Defenders_FactSheet_S1-5.pdf.</text:p></text:note-body></text:note></text:span></text:p>
      <text:p text:style-name="P50">Each of these is, of course, relevant to WHRDs:</text:p>
      <text:list xml:id="list3667971342064764031" text:style-name="L4">
        <text:list-item>
          <text:p text:style-name="P128">Implementation of the U.N. Declaration on Human Rights Defenders</text:p>
        </text:list-item>
        <text:list-item>
          <text:p text:style-name="P128">Need for public support for human rights defenders</text:p>
        </text:list-item>
        <text:list-item>
          <text:p text:style-name="P128">Protection of human rights defenders</text:p>
        </text:list-item>
        <text:list-item>
          <text:p text:style-name="P128">Rights of defenders to advocate in safety, including</text:p>
        </text:list-item>
      </text:list>
      <text:p text:style-name="P119"/>
      <text:p text:style-name="P119">&lt;TEXT IN CASE STUDY BOX&gt;</text:p>
      <text:p text:style-name="P59"><text:tab/>CASE STUDY</text:p>
      <text:p text:style-name="P106"><text:span text:style-name="T1">In 2011, The Family Planning Association of Trinidad and Tobago, the Coalition Advocating for Inclusion of Sexual Orientation and the Sexual Rights Initiative joined in a coalition effort to submit a stakeholder report for the Universal Periodic Review of Trinidad and Tobago. The focus areas of the report included </text:span>access to safe and legal abortion services, early marriage, criminalization of consensual sexual activity between adults, violence directed because of sexual orientation, gender expression and gender identity, and lack of attention to men who have sex with men (MSM) in HIV programmes. Their civil society coalition effort received positive attention in national media, and their advocacy helped secure meetings with and then commitments from the government to implement constructive recommendations on these issues.</text:p>
      <text:p text:style-name="P59">&lt;/TEXT&gt;</text:p>
      <text:p text:style-name="P59"/>
      <text:p text:style-name="P60"/>
      <text:p text:style-name="P60"/>
      <text:p text:style-name="P129"><text:soft-page-break/>their rights to personal security as well as to the safety of their offices</text:p>
      <text:list xml:id="list5161425998595028351" text:style-name="L5">
        <text:list-item>
          <text:p text:style-name="P130">Rights related to freedom of peaceful assembly, association, expression, and opinion</text:p>
        </text:list-item>
        <text:list-item>
          <text:p text:style-name="P130">Need for national legislation to protect freedom of expression, assembly, association in line with international human rights standards</text:p>
        </text:list-item>
        <text:list-item>
          <text:p text:style-name="P130">Rights to organize and have civil society organizations be safe from intervention by governments, police and other actors</text:p>
        </text:list-item>
        <text:list-item>
          <text:p text:style-name="P131">Impunity for attacks against human rights defenders, and the need for investigation and prosecution for violence or harassment against them</text:p>
        </text:list-item>
        <text:list-item>
          <text:p text:style-name="P132">Need for effective national institutions, policies and national action plans for the protection of human rights defenders</text:p>
        </text:list-item>
        <text:list-item>
          <text:p text:style-name="P132">Misuse of counter-terrorism legislation to victimise human rights defenders</text:p>
        </text:list-item>
        <text:list-item>
          <text:p text:style-name="P132">Requests for visits by the Special Rapporteur on human rights defenders and/or other special procedures in relation to human rights defenders</text:p>
        </text:list-item>
        <text:list-item>
          <text:p text:style-name="P132">Need for follow-up to recommendations made by other U.N. bodies, such as the treaty bodies or special procedures on human rights defenders</text:p>
        </text:list-item>
      </text:list>
      <text:p text:style-name="P61"/>
      <text:p text:style-name="P61">&lt;LIGHT BLUE BOX&gt;</text:p>
      <text:p text:style-name="P62">How to engage in the Universal Periodic Review</text:p>
      <text:p text:style-name="P62">1. Find out when your country is to be reviewed in the UPR process, and make written short submissions (either on your own or in coalitions) to the Office of the High Commissioner for</text:p>
      <text:p text:style-name="P62">Human Rights</text:p>
      <text:p text:style-name="P62">2. If possible, work collaboratively with your own government to call attention to specific human</text:p>
      <text:p text:style-name="P62">rights concerns for its own official State report</text:p>
      <text:p text:style-name="P62">3. Work with other States to name the concerns you want their support for as they challenge</text:p>
      <text:p text:style-name="P62">other governments in the UPR process</text:p>
      <text:p text:style-name="P62">4. Use the recommendations from the official final UPR report for further campaigning, and to</text:p>
      <text:p text:style-name="P62">demand change.</text:p>
      <text:p text:style-name="P63">Start here:</text:p>
      <text:list xml:id="list868766171072310994" text:style-name="L6">
        <text:list-item>
          <text:p text:style-name="P133">OHCHR: http://www.ohchr.org/EN/HRBodies/UPR/Pages/UPRMain.aspx and</text:p>
        </text:list-item>
        <text:list-item>
          <text:p text:style-name="P122"><text:a xlink:type="simple" xlink:href="http://www.ohchr.org/EN/HRBodies/UPR/Pages/Documentation.aspx" text:style-name="Internet_20_link" text:visited-style-name="Visited_20_Internet_20_Link"><text:span text:style-name="T16">http://www.ohchr.org/EN/HRBodies/UPR/Pages/Documentation.aspx</text:span></text:a></text:p>
        </text:list-item>
        <text:list-item>
          <text:p text:style-name="P133">UPR-INFO.ORG: www.upr-info.org (See, in particular, the guide for NGO submissions, as</text:p>
        </text:list-item>
      </text:list>
      <text:p text:style-name="P63"><text:tab/>well as the advocacy fact sheets)</text:p>
      <text:list xml:id="list3191650529619042175" text:style-name="L7">
        <text:list-item>
          <text:p text:style-name="P134"><text:soft-page-break/>International Planned Parenthood and Sexual Rights Initiative: Sexual Rights and the Universal</text:p>
        </text:list-item>
      </text:list>
      <text:p text:style-name="P63"><text:tab/>Periodic Review: A Toolkit for Advocates <text:tab/><text:a xlink:type="simple" xlink:href="http://issuu.com/ippfresources/docs/universalperiodicreview_toolkit_2012/1?e=0" text:style-name="Internet_20_link" text:visited-style-name="Visited_20_Internet_20_Link">http://issuu.com/ippfresources/docs/universalperiodicreview_toolkit_2012/1?e=0</text:a></text:p>
      <text:list xml:id="list8848003844981125805" text:style-name="L8">
        <text:list-item>
          <text:p text:style-name="P135">Sexual Rights Initiative: UPR Sexual Rights Database</text:p>
        </text:list-item>
      </text:list>
      <text:p text:style-name="P63"><text:tab/>http://sexualrightsinitiative.com/universal-periodic-review/data/</text:p>
      <text:p text:style-name="P61">&lt;/BOX&gt;</text:p>
      <text:p text:style-name="P61"/>
      <text:p text:style-name="P64">D. AT OTHER UNITED NATIONS SITES</text:p>
      <text:p text:style-name="P64"/>
      <text:p text:style-name="P64">Women human rights defenders fight for justice in other U.N. spaces, as well. For instance, in December of 2013, the U.N. General Assembly adopted the very first resolution on Women Human Rights Defenders.</text:p>
      <text:p text:style-name="P64"/>
      <text:p text:style-name="P65"><text:tab/>The landmark resolution calls on governments to create “enabling environments” for all WHRDs, and for protection mechanisms to prevent or address violations. Its adoption was by no means smooth. After months of work to develop the strongest and most comprehensive content on WHRDs, some ideas were lost in final stages of government negotiation due to interventions of conservative governments and the Holy See<text:note text:id="ftn27" text:note-class="footnote"><text:note-citation text:label="108">108</text:note-citation><text:note-body><text:p text:style-name="P92">The Holy See is the only religious body to have “permanent observer status” within the U.N. system, which allows it in many ways to function as a state entity in government discussions and negotiations. For more information about the Holy See’s presence within the U.N. system, see Center for Reproductive Rights, The Holy See at the United Nations: An Obstacle to Women’s Reproductive Health and Rights, at http://www.reproductiverights.org/sites/default/files/</text:p><text:p text:style-name="P92"><text:tab/>documents/pub_bp_holyseeattheun.pdf</text:p></text:note-body></text:note>. <text:s/>These included some references to sexual and reproductive rights. Nonetheless, the adoption of the resolution marks an important milestone in the landscape of United Nations advocacy in defense of women human rights defenders and shows how rights <text:span text:style-name="T17">concepts related to gender continually evolve in intergovernmental spaces.</text:span></text:p>
      <text:p text:style-name="P66"/>
      <text:p text:style-name="P66"><text:tab/>Over the last few years, activists have advocated for references to WHRDs in the final negotiated documents of the U.N. Commission on the Status of Women and the Commission on Population and Development, both annual processes within the U.N. in New York.</text:p>
      <text:p text:style-name="P66"/>
      <text:p text:style-name="P55">The 2013 General Assembly resolution on women human rights defenders can be found here:</text:p>
      <text:p text:style-name="P55"><text:a xlink:type="simple" xlink:href="http://www.un.org/en/ga/search/view_doc.asp?symbol=A/RES/68/181" text:style-name="Internet_20_link" text:visited-style-name="Visited_20_Internet_20_Link">http://www.un.org/en/ga/search/view_doc.asp?symbol=A/RES/68/181</text:a></text:p>
      <text:p text:style-name="P55"/>
      <text:p text:style-name="P67"><text:soft-page-break/>In 2013, for the first time, the CSW’s “Agreed Conclusions” included language on WHRDs, and</text:p>
      <text:p text:style-name="P67">called on States to:</text:p>
      <text:p text:style-name="P56"><text:tab/>Support and protect those who are committed to eliminating violence against women, including</text:p>
      <text:p text:style-name="P56"><text:tab/>women human rights defenders in this regard, who face particular risks of violence.<text:note text:id="ftn28" text:note-class="footnote"><text:note-citation text:label="109">109</text:note-citation><text:note-body><text:p text:style-name="P93">E/CN.6/2013/11, (A)z</text:p></text:note-body></text:note></text:p>
      <text:p text:style-name="P56"/>
      <text:p text:style-name="P68"><text:span text:style-name="T4">In 2014,</text:span> the CSW’s “Agreed Conclusions” included language calling on States to:</text:p>
      <text:p text:style-name="P68"><text:tab/><text:span text:style-name="T4">Acknowledge publicly the important and legitimate role of women human rights defenders in</text:span></text:p>
      <text:p text:style-name="P57"><text:tab/>the promotion and protection of human rights, democracy, the rule of law and development and</text:p>
      <text:p text:style-name="P68"><text:span text:style-name="T4"><text:tab/>take appropriate, robust and practical steps to protect them</text:span><text:span text:style-name="T4"><text:note text:id="ftn29" text:note-class="footnote"><text:note-citation text:label="110">110</text:note-citation><text:note-body><text:p text:style-name="P94">E/CN.6/2014/L.7, (A)f</text:p></text:note-body></text:note></text:span><text:span text:style-name="T4">.</text:span> </text:p>
      <text:p text:style-name="P57"/>
      <text:p text:style-name="P68"><text:span text:style-name="T4">In 2015</text:span>, although the term “women human rights defenders” was not explicitly used, governments</text:p>
      <text:p text:style-name="P68">welcomed:</text:p>
      <text:p text:style-name="P57">.<text:tab/>..the contributions made by civil society, including non-governmental organizations and <text:tab/>women’s and community-based organizations to the implementation of the Platform for Action, <text:tab/>[and pledged to] continue supporting...civil society engaged in the advancement and promotion <text:tab/>of gender equality and the empowerment of women and girls, including by promoting a safe <text:tab/>and enabling environment for civil society. See 2015 Commission on the Status of Women’s <text:tab/>Political Declaration, E/CN.6/2015/L.1, para 10.</text:p>
      <text:p text:style-name="P57"/>
      <text:p text:style-name="P68">WHRDs play a critical role in these processes, as we often work with ally governments to provide ideas</text:p>
      <text:p text:style-name="P68">about the best permutations of language for drafts to be used in State deliberations. We provide background information and analysis, as well as talking points and documented case material so government delegates can argue for the most meaningful references to WHRDs to be included in the final agreed documents.</text:p>
      <text:p text:style-name="P68"/>
      <text:p text:style-name="P73">3. At regional human rights bodies</text:p>
      <text:p text:style-name="P69">Regional systems are a bit of a hybrid between the domestic and the global. Advocacy at this level can</text:p>
      <text:p text:style-name="P69">address individual cases (similar to a national court), have direct impact on national governments, and immediately reinforce domestic-level WHRD advocacy. At the same time, regional systems are also sites where governments interact with and pressure one another, where State accountability is a central goal, and where the pace of advocacy and decision-making can be slow.</text:p>
      <text:p text:style-name="P70"><text:soft-page-break/><text:tab/>Regional courts and regional monitoring commissions have functions similar to those of the U.N. global mechanisms. However, in most situations, the violations addressed must take into account national laws <text:span text:style-name="T18">and regional human rights instruments. Women human rights defenders are increasingly bringing our own narratives and experiences to these regional systems to seek justice and accountability. Documenting human rights violations and making this information available remains critical in terms of exposing violations and creating advances in interpretations of human rights stan-</text:span></text:p>
      <text:p text:style-name="P71">dards at the regional level. It is also true that advances at the regional level create impact on the global level, thereby making this advocacy and the information it rests on even more impactful<text:note text:id="ftn30" text:note-class="footnote"><text:note-citation text:label="111">111</text:note-citation><text:note-body><text:p text:style-name="P95">Overall, there is a synergy between national, U.N. and regional levels, with decisions in each potentially impacting decisions in others.</text:p></text:note-body></text:note>.</text:p>
      <text:p text:style-name="P71"/>
      <text:p text:style-name="P71"><text:tab/>In Africa, the Americas and in Europe there are intricate human rights institutions, based in international law, that address violations of human rights<text:note text:id="ftn31" text:note-class="footnote"><text:note-citation text:label="112">112</text:note-citation><text:note-body><text:p text:style-name="P95">Currently, there is no fully functional Asian human rights system, per se, although the ASEAN region is in a process toward developing one. The ASEAN Intergovernmental Human Rights Commission approved a draft Human Rights Declaration in 2012. In the absence of an established regional body, WHRDs in this region often go directly to the U.N. system. Civil society organizing toward the creation of a regional system has been vibrant. In terms of the Middle East/North Africa (MENA) region, although the Arab League has existed since 1945, there have been recent related developments in the region, including the Arab Charter on Human Rights and the Arab League’s Arab Human Rights Committee (or the Committee on the Charter). Under the Committee, States are reviewed and recommendations are made to enhance compliance with the Charter.</text:p><text:p text:style-name="P95"><text:tab/><text:tab/>However, human rights defenders have expressed concerns about weak commitments to human rights and international law throughout these bodies, as well as a lack of transparency and weak engagement with civil society. There is no system in place for individuals—including WHRDs—to challenge States when violations take place. In this region, women human rights defenders can revert to the U.N. system as necessary, given the lack of recognition and protections afforded by the regional bodies.</text:p></text:note-body></text:note>. In each of these regions, there is a Court system and a Commission that generally monitors and comments on human rights situations. These are generally accessed after national systems fail to provide proper redress, and after all possibilities of domestic remedy have been used. There are also systems of independent experts (or forms of special procedures) in each.</text:p>
      <text:p text:style-name="P71"/>
      <text:p text:style-name="P71"><text:tab/><text:span text:style-name="T5">T</text:span><text:span text:style-name="T4">he following sections give an overview of these advocacy sites and their relevance for WHRD attention. </text:span>Each is a space where gender-sensitive human rights analysis must be created and strengthened. WHRDs’ documentation—and documentation of WHRDs’ experience—can help lay the foundation for these advances.</text:p>
      <text:p text:style-name="P71"/>
      <text:p text:style-name="P72">A. THE AFRICAN HUMAN RIGHTS SYSTEM</text:p>
      <text:p text:style-name="P72">The African human rights system consists of the African Commission on Human and Peoples’ Rights and the African Court of Human and People’s Rights.</text:p>
      <text:p text:style-name="P72"><text:soft-page-break/><text:tab/>The Court was set up to strengthen compliance of African Union States their obligations under the African Charter on Human and Peoples’ Rights. The Protocol to the African Charter on Human and Peoples’ Rights on the Rights of Women in Africa (sometimes called the Maputo Protocol) is particularly significant in terms of WHRDs, as it uses the African Charter to delineate a series of gender-related human rights concerns. The African Commission created a special rapporteur on</text:p>
      <text:p text:style-name="P72">human rights defenders in 2004 and it also has a special rapporteur on the rights of women, which was established in 1998<text:note text:id="ftn32" text:note-class="footnote"><text:note-citation text:label="113">113</text:note-citation><text:note-body><text:p text:style-name="P96">For more information on the Special Rapporteur on Human Rights Defenders see http://www.achpr.org/mechanisms/human-rights-defenders/</text:p></text:note-body></text:note>. </text:p>
      <text:p text:style-name="P61"/>
      <text:p text:style-name="P52">The African Court</text:p>
      <text:p text:style-name="P74">Actions can be brought before the Court on the basis of any human rights instruments that the State in question has ratified, including international human rights treaties. Unlike in other regional human rights courts, this innovation is beneficial to women human rights defenders as it broadens the sources of law under this jurisdiction beyond the African Charter. As a result, the Court can potentially provide women human rights defenders additional avenues for redress. The Court is accessible to both governments and its citizens, with some restrictions. The African Commission, States, NGOs with “observer status” and in some situations, individuals, can bring cases before the Court when</text:p>
      <text:p text:style-name="P74">certain criteria are met, including if governments make a declaration accepting the jurisdiction of the Court to hear these cases. African NGOs, including WHRD groups recognised by the African Union, can also ask for advisory opinions before the Court. Decisions of the Court are legally binding. As is the case in all legal contexts, documentation plays a foundational role in these proceedings.</text:p>
      <text:p text:style-name="P74"/>
      <text:p text:style-name="P53">The African Commission</text:p>
      <text:p text:style-name="P75">The African Commission is a group of eleven independent members that promotes and protects human</text:p>
      <text:p text:style-name="P75">and peoples’ rights across Africa, interprets the African Charter, and considers individual complaints of violations of the Charter. The Commission’s tasks are to consider periodic reports of States on legislative and other efforts to guarantee the rights under the African Charter, to prepare cases for submission to the Court, and to collect documents, undertake studies and organise seminars and conferences on African concerns in the field of human and people’s rights.</text:p>
      <text:p text:style-name="P75">•<text:tab/> <text:span text:style-name="T1">Reports</text:span>: At its meetings, the Commission reviews the reports that each State is required to present every two years regarding the implementation of the rights and freedoms contained in the African Charter. The Commission has issued recommendations to States found to be in violation of the <text:soft-page-break/>Charter.</text:p>
      <text:list xml:id="list8222507239866658942" text:style-name="L9">
        <text:list-item>
          <text:p text:style-name="P123"><text:span text:style-name="T19">“</text:span><text:span text:style-name="T2">Communications”</text:span><text:span text:style-name="T19">: After local remedies have been used, or after a significant delay in process, the Commission can hear cases regarding State violations under the Charter. The Commission can receive information (sometimes called “communications”) from individuals, groups and States about human rights concerns that have allegedly taken place in a member State. There are specific criteria which must be met and when these are, the Commission can assess the case, deliberate and challenge the actions of the State in question</text:span><text:span text:style-name="T19"><text:note text:id="ftn33" text:note-class="footnote"><text:note-citation text:label="116">116</text:note-citation><text:note-body><text:p text:style-name="P97">For more information about this process, see http://www.achpr.org/communications/procedure/</text:p></text:note-body></text:note></text:span><text:span text:style-name="T19">. These communications are a specific and critical form of documentation.</text:span></text:p>
        </text:list-item>
      </text:list>
      <text:list xml:id="list6350229688932577057" text:style-name="L10">
        <text:list-item>
          <text:p text:style-name="P124"><text:span text:style-name="T3">Special Mechanisms:</text:span><text:span text:style-name="T20"> The Commission has a system of mechanisms that includes rapporteurs, working groups, Committees and a study group that monitor and investigate human rights concerns. The Special Rapporteurs can create urgent appeals, conduct country visits, and meet with NGOs and individuals. In addition to the previously noted Rapporteurs on defenders and on women in Africa, there are other special procedures that address a series of issues of importance to WHRDs.</text:span></text:p>
        </text:list-item>
      </text:list>
      <text:p text:style-name="P51"/>
      <text:p text:style-name="P76"><text:tab/>&lt;PHOTO FOOTNOTE&gt;</text:p>
      <text:p text:style-name="P76"><text:tab/>Reine Alapini-Gansou, Special Rapporteur on Human Rights Defenders in Africa.</text:p>
      <text:p text:style-name="P76"><text:tab/>&lt;/FOOTNOTE&gt;</text:p>
      <text:p text:style-name="P76"/>
      <text:p text:style-name="P76">B. THE EUROPEAN HUMAN RIGHTS SYSTEM</text:p>
      <text:p text:style-name="P76">The European human rights system exists alongside a number of European bodies, some of which have specific commitments to addressing human rights defenders. This system is based on the European Convention for the Protection of Human Rights and Fundamental Freedoms (the “European Convention”). The monitoring of the Convention is entrusted to the European Court of Human Rights. The main vehicle for protection of human rights defenders under the European human rights system is the EU Guidelines on Human Rights Defenders, which was adopted by the Council of the European Union (EU) in 2004<text:note text:id="ftn34" text:note-class="footnote"><text:note-citation text:label="117">117</text:note-citation><text:note-body><text:p text:style-name="P98">The EU Guidelines was revised in 2008 and is available here http://www.consilium.europa.eu/uedocs/cmsUpload/16332-re02.en08.pdf</text:p></text:note-body></text:note>. <text:s/>The Guidelines sets out the EU’s roles and aspirations for working with</text:p>
      <text:p text:style-name="P76">human rights defenders and addresses practical means of assisting those at risk.</text:p>
      <text:p text:style-name="P76"/>
      <text:p text:style-name="P54"/>
      <text:p text:style-name="P54"/>
      <text:p text:style-name="P54"><text:soft-page-break/>The European Court of human rights</text:p>
      <text:p text:style-name="P77">The European Court can hear cases brought forward by States, NGOs or individuals after certain criteria are met, including falling within a timeframe of within six months from the date of judgment of the highest domestic court. The Court can issue advisory opinions through its Committee of Ministers and can issue emergency protective orders in the face of serious threat.</text:p>
      <text:p text:style-name="P77"/>
      <text:p text:style-name="P54">Other European bodies</text:p>
      <text:p text:style-name="P77">•<text:tab/> The Organization for Security and Cooperation in Europe (OSCE), which focuses on security issues in addition to human rights, created a Focal Point for Human Rights Defenders and National Human Rights Institutions in 2007. It also published the comprehensive Guidelines on the Protection of</text:p>
      <text:p text:style-name="P77">Human Rights Defenders in 2014<text:note text:id="ftn35" text:note-class="footnote"><text:note-citation text:label="118">118</text:note-citation><text:note-body><text:p text:style-name="P99">The Guidelines publication is available here http://www.osce.org/odihr/119633?download=true</text:p></text:note-body></text:note>. </text:p>
      <text:p text:style-name="P77">•<text:tab/> The European Committee of Social Rights monitors compliance of the Council of Europe members</text:p>
      <text:p text:style-name="P77"/>
      <text:p text:style-name="P78">&lt;WHITE BOX BLUE TEXT&gt;</text:p>
      <text:p text:style-name="P78">The OSCE Guidelines on the Protection of Human Rights Defenders states:</text:p>
      <text:p text:style-name="P78">Action to protect human rights defenders should be underpinned by comprehensive anti-discrimination laws and policies that offer effective legal and other protection against discrimination, including to those who experience multiple or intersectional discrimination. Measures to strengthen the protection</text:p>
      <text:p text:style-name="P78">of human rights defenders and create a safe and enabling environment should be reflective of the specific needs of human rights defenders who face discrimination. In particular, every activity to strengthen the protection of human rights defenders should be examined for the different impact it may have depending on gender, and for its unintended impact in reinforcing stereotypes and patterns of exclusion<text:note text:id="ftn36" text:note-class="footnote"><text:note-citation text:label="119">119</text:note-citation><text:note-body><text:p text:style-name="P100">Ibid, paras. 43 and 44.</text:p></text:note-body></text:note>. </text:p>
      <text:p text:style-name="P78">&lt;/BOX&gt;</text:p>
      <text:p text:style-name="P78"/>
      <text:p text:style-name="P58">The European Instrument for Democracy and Human Rights (EIDHR) has an emergency fund for human rights defenders.</text:p>
      <text:p text:style-name="P79"><text:a xlink:type="simple" xlink:href="http://www.eidhr.eu/side-panels/human-rights-defenders/small-grants" text:style-name="Internet_20_link" text:visited-style-name="Visited_20_Internet_20_Link">http://www.eidhr.eu/side-panels/human-rights-defenders/small-grants</text:a></text:p>
      <text:p text:style-name="P79"/>
      <text:p text:style-name="P79"/>
      <text:p text:style-name="P120"><text:soft-page-break/>&lt;TEXT IN CASE STUDY BOX&gt;</text:p>
      <text:p text:style-name="P136"><text:tab/>CASE STUDY</text:p>
      <text:p text:style-name="P107">In 2012, the “EU Missions” (which is the name used to imply EU Member State embassies and EU delegations) sent representatives to Cambodia to observe a trial of 13 WHRDs who had been imprisoned because of their roles in peacefully protesting forced evictions of the Boeung Kak Lake Community. Lawyers for the WHRDs had been denied the ability to prepare a viable defense. Various organizations wrote to EU officials and other embassies asking for the presence of observers with the assumption that this could help the outcome of the Appeal Court process; they noted “strong international pressure and interest in the case will improve the women’s chances of receiving a fair trial”. On the day of the trial, with external observers present, the Court suspended the remaining prison term of the activists and ordered their release. Some activists believe that the presence of the international observers helped to secure this victory<text:note text:id="ftn37" text:note-class="footnote"><text:note-citation text:label="120">120</text:note-citation><text:note-body><text:p text:style-name="P138">For more about this story, see Witness at http://www3.witness.org/content/request-observers-be-sent-appeal-trial-boeung-kak-lake-human-rights-defenders and Front Line Defenders https://www.frontlinedefenders.org/node/18800</text:p></text:note-body></text:note>. </text:p>
      <text:p text:style-name="P108">&lt;photo footnote&gt; Cambodian WHRDs celebrate their court victory, June 2012.</text:p>
      <text:p text:style-name="P108">&lt;/footnote&gt;</text:p>
      <text:p text:style-name="P110">&lt;/BOX&gt;</text:p>
      <text:p text:style-name="P110"/>
      <text:p text:style-name="P111">with the European Social Charter. States submit periodic reports, which are reviewed by the Committee, which can also decide complaint cases.</text:p>
      <text:p text:style-name="P111"/>
      <text:p text:style-name="P111">C. THE INTER-AMERICAN HUMAN RIGHTS SYSTEM</text:p>
      <text:p text:style-name="P111">The Inter-American human rights system works in conjunction with the Organization of American States (OAS). It is responsible for monitoring and ensuring implementation of human rights in the countries that are members of the OAS. Its main bodies are the Inter-American Court on Human Rights and the InterAmerican Commission on Human Rights. The Commission created a Unit on human rights defenders in 2001; in 2011 this became the Office of the Rapporteur on the Situation of Human Rights Defenders. The Commission also has a Rapporteurship on the Rights of Women and a Rapporteurship on the Rights of Lesbian, Gay, Trans, Bisexual and Intersex Persons, the first special procedure of any international body on those topics<text:note text:id="ftn38" text:note-class="footnote"><text:note-citation text:label="121">121</text:note-citation><text:note-body><text:p text:style-name="P101">For more information on these human rights systems see http://www.oas.org/en/topics/human_rights.asp and http://www.ijrcenter.org/regional/inter-american-system/</text:p></text:note-body></text:note>. </text:p>
      <text:p text:style-name="P111"/>
      <text:p text:style-name="P111"><text:soft-page-break/><text:span text:style-name="T1">The Inter-American Court of Human Rights</text:span> </text:p>
      <text:p text:style-name="P111">The Inter-American Court is the judicial body of the Inter-American system. It hears cases that are referred by the Commission, if the Commission has failed to resolve the issue in its own deliberations. The Court has been and can continue to be used to obtain legal remedy for violations against women human rights defenders and women, generally. Decisions of the Court are binding and the States concerned are obliged to comply with them.</text:p>
      <text:p text:style-name="P111"/>
      <text:p text:style-name="P112">The Inter-American Commission</text:p>
      <text:p text:style-name="P111">The Inter-American Commission is an autonomous body of the Organization of American States (OAS). Its mandate is to investigate abuses and promote the defence of human rights. To implement its mandate, the Commission carries out several activities, including</text:p>
      <text:p text:style-name="P111"/>
      <text:p text:style-name="P121">&lt;TEXT IN CASE STUDY BOX&gt;</text:p>
      <text:p text:style-name="P137"><text:tab/>CASE STUDY</text:p>
      <text:p text:style-name="P109">Karen Atala is a Chilean judge who challenged that government when a 2003 local court ruling awarded custody of her three daughters to their father, who had brought a claim based on Atala’s sexual orientation. He had argued that Atala being a lesbian put the health and development of the children at risk. After losing a number of domestic court challenges, including at the Chilean Supreme Court in 2004, Atala pursued her case at the Inter-American Court of Human Rights. In 2012, in a high profile</text:p>
      <text:p text:style-name="P109">and precedent-setting decision, Atala won her case and was awarded custody as well as financial reparations in the first LGBT case of the IACHR<text:note text:id="ftn39" text:note-class="footnote"><text:note-citation text:label="122">122</text:note-citation><text:note-body><text:p text:style-name="P101">For detailed information, see the IACHR / OAS 2010 case application at https://www.cidh.oas.org/demandas/12.502ENG.pdf</text:p></text:note-body></text:note>. <text:s/>Since that time, Chile has reformed many of its laws regarding sexual orientation.</text:p>
      <text:p text:style-name="P113">&lt;/BOX&gt;</text:p>
      <text:p text:style-name="P113"/>
      <text:p text:style-name="P114">requesting precautionary measures to protect individuals at risk, conducting studies, publishing reports and monitoring human rights themes or violations against specific communities.</text:p>
      <text:p text:style-name="P114">•<text:tab/> <text:span text:style-name="T1">Country visits and reports</text:span>: The Commission issues annual, thematic and country reports. On the latter, it can carry out onsite visits to monitor the general human rights situation in a country or to</text:p>
      <text:p text:style-name="P115">investigate specific concerns. Women human rights <text:span text:style-name="T21">defenders can contribute background information</text:span></text:p>
      <text:p text:style-name="P116">to these investigations. Following a country visit, the Commission publishes its report that identifies the</text:p>
      <text:p text:style-name="P116"><text:soft-page-break/>most relevant human rights problems and includes recommendations to address them. Recently, the</text:p>
      <text:p text:style-name="P116">Commission started including in its country reports a specific section on the situation of human rights</text:p>
      <text:p text:style-name="P116">defenders. Women human rights defenders can also use this mechanism by supplying information to and subsequently lobbying the Commission to conduct a country visit and include a focus on women human rights defenders in the final report.</text:p>
      <text:p text:style-name="P116">•<text:tab/> <text:span text:style-name="T1">Petitions and Individual cases.</text:span> The Commission can receive and investigate “petitions” alleging human rights violations of any of the rights protected in the American Convention on Human Rights or the American Declaration of the Rights and Duties of Man. These can be submitted by individuals, groups of individuals and NGOs recognized in any OAS Member State. The petitions are assessed through a process that includes a report with recommendations. The Commission can decide to refer cases to the Inter-American Court, which provides additional advocacy opportunities for defenders, as noted above.</text:p>
      <text:p text:style-name="P116">•<text:tab/> <text:span text:style-name="T1">Thematic hearings.</text:span> The Commission holds regular sessions twice a year during which there are hearings on individual cases and thematic concerns. The number and themes of the hearings are decided by the Commission, but it is possible for NGOs to lobby for attention to certain topics.</text:p>
      <text:p text:style-name="P116">•<text:tab/> <text:span text:style-name="T1">Special mechanisms: </text:span>The Commission has a system of special mechanisms that include thematic and country rapporteurs, and Units. This system utilizes information and documentation received from various sources to assess how different groups of people or different rights are being protected in OAS Member States. Rapporteurs conduct country visits, issue reports with recommendations and otherwise advise the Commission about specific petitions and cases. The Rapporteurship on Human Rights Defenders was recently created to replace the Unit</text:p>
      <text:p text:style-name="P116">on Human Rights Defenders<text:note text:id="ftn40" text:note-class="footnote"><text:note-citation text:label="123">123</text:note-citation><text:note-body><text:p text:style-name="P102">For more information on the Rapporteurship see http://oas.org/en/iachr/defenders/default.asp</text:p></text:note-body></text:note>. </text:p>
      <text:p text:style-name="P116"/>
      <text:p text:style-name="P117">&lt;WHITE BOX BLUE TEXT&gt;</text:p>
      <text:p text:style-name="P117">Women human rights defenders have many opportunities to work at domestic and intergovernmental</text:p>
      <text:p text:style-name="P117">levels to make social justice demands. Documentation is only one part of transforming these systems,</text:p>
      <text:p text:style-name="P117">but it is often foundational. Whether at the national, regional or U.N. levels—or at all of them—WHRDs need to be present and to contribute analysis, ideas and experiences in order to win our demands, and gain the security, protection, accountability and justice we seek.</text:p>
      <text:p text:style-name="P117">&lt;/BOX&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7T05:48:49.038530114</meta:creation-date>
    <dc:date>2016-04-10T20:58:00.743397652</dc:date>
    <meta:editing-duration>PT4H37M55S</meta:editing-duration>
    <meta:editing-cycles>83</meta:editing-cycles>
    <meta:generator>LibreOffice/4.3.3.2$Linux_x86 LibreOffice_project/430m0$Build-2</meta:generator>
    <meta:document-statistic meta:table-count="0" meta:image-count="0" meta:object-count="0" meta:page-count="30" meta:paragraph-count="444" meta:word-count="10147" meta:character-count="67624" meta:non-whitespace-character-count="57894"/>
  </office:meta>
</office:document-meta>
</file>